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A17CC85A50FA9A143E.png" manifest:media-type="image/png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50000005ABAA8642013D07417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365000001C196C94407549840F0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281000001FD556F6705176CF373.png" manifest:media-type="image/png"/>
  <manifest:file-entry manifest:full-path="Pictures/100000000000028F000001EA8B7FB5447B7FE8BE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6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0" style:family="paragraph" style:parent-style-name="Standard">
      <style:text-properties fo:color="#c9211e" loext:opacity="100%" officeooo:rsid="006f5983" officeooo:paragraph-rsid="006f5983"/>
    </style:style>
    <style:style style:name="P31" style:family="paragraph" style:parent-style-name="Standard">
      <style:text-properties fo:color="#c9211e" loext:opacity="100%" officeooo:rsid="006f5983"/>
    </style:style>
    <style:style style:name="P32" style:family="paragraph" style:parent-style-name="Standard">
      <style:text-properties fo:color="#c9211e" loext:opacity="100%" officeooo:rsid="006fdd42" officeooo:paragraph-rsid="006fdd42"/>
    </style:style>
    <style:style style:name="P33" style:family="paragraph" style:parent-style-name="Standard">
      <style:text-properties fo:color="#c9211e" loext:opacity="100%" officeooo:rsid="006fdd42" officeooo:paragraph-rsid="006f5983"/>
    </style:style>
    <style:style style:name="P34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2ab955" officeooo:paragraph-rsid="0101de06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32f8c3" officeooo:paragraph-rsid="0101de06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4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officeooo:paragraph-rsid="001d1f35"/>
    </style:style>
    <style:style style:name="P69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0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5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76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77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0" style:family="paragraph" style:parent-style-name="Standard">
      <style:text-properties officeooo:paragraph-rsid="002aad89"/>
    </style:style>
    <style:style style:name="P81" style:family="paragraph" style:parent-style-name="Standard">
      <style:text-properties officeooo:paragraph-rsid="002f08f3"/>
    </style:style>
    <style:style style:name="P82" style:family="paragraph" style:parent-style-name="Standard">
      <style:text-properties officeooo:rsid="003198a6" officeooo:paragraph-rsid="003198a6"/>
    </style:style>
    <style:style style:name="P83" style:family="paragraph" style:parent-style-name="Standard">
      <style:text-properties officeooo:rsid="003198a6" officeooo:paragraph-rsid="00337282"/>
    </style:style>
    <style:style style:name="P84" style:family="paragraph" style:parent-style-name="Standard">
      <style:text-properties officeooo:rsid="0034a447" officeooo:paragraph-rsid="0034a447"/>
    </style:style>
    <style:style style:name="P85" style:family="paragraph" style:parent-style-name="Standard">
      <style:text-properties officeooo:rsid="0034a447" officeooo:paragraph-rsid="0044d9e2"/>
    </style:style>
    <style:style style:name="P86" style:family="paragraph" style:parent-style-name="Standard">
      <style:text-properties officeooo:rsid="003b4c88" officeooo:paragraph-rsid="003b4c88"/>
    </style:style>
    <style:style style:name="P87" style:family="paragraph" style:parent-style-name="Standard">
      <style:text-properties officeooo:rsid="003ce198" officeooo:paragraph-rsid="003ce198"/>
    </style:style>
    <style:style style:name="P88" style:family="paragraph" style:parent-style-name="Standard">
      <style:text-properties officeooo:rsid="003ce198" officeooo:paragraph-rsid="005d8231"/>
    </style:style>
    <style:style style:name="P89" style:family="paragraph" style:parent-style-name="Standard">
      <style:text-properties officeooo:rsid="0044d9e2" officeooo:paragraph-rsid="005ca71f"/>
    </style:style>
    <style:style style:name="P90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1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officeooo:paragraph-rsid="003b78f7"/>
    </style:style>
    <style:style style:name="P95" style:family="paragraph" style:parent-style-name="Standard">
      <style:paragraph-properties fo:text-align="center" style:justify-single-word="false"/>
      <style:text-properties officeooo:paragraph-rsid="00b78341"/>
    </style:style>
    <style:style style:name="P96" style:family="paragraph" style:parent-style-name="Standard">
      <style:text-properties officeooo:rsid="00411a96" officeooo:paragraph-rsid="00411a96"/>
    </style:style>
    <style:style style:name="P97" style:family="paragraph" style:parent-style-name="Standard">
      <style:text-properties officeooo:rsid="00493c15" officeooo:paragraph-rsid="00493c15"/>
    </style:style>
    <style:style style:name="P98" style:family="paragraph" style:parent-style-name="Standard">
      <style:text-properties officeooo:rsid="004b65e2" officeooo:paragraph-rsid="004b65e2"/>
    </style:style>
    <style:style style:name="P99" style:family="paragraph" style:parent-style-name="Standard">
      <style:text-properties officeooo:rsid="004b65e2" officeooo:paragraph-rsid="004c51a3"/>
    </style:style>
    <style:style style:name="P100" style:family="paragraph" style:parent-style-name="Standard">
      <style:text-properties officeooo:rsid="004c51a3" officeooo:paragraph-rsid="004c51a3"/>
    </style:style>
    <style:style style:name="P101" style:family="paragraph" style:parent-style-name="Standard">
      <style:text-properties officeooo:rsid="004dbb16" officeooo:paragraph-rsid="004dbb16"/>
    </style:style>
    <style:style style:name="P102" style:family="paragraph" style:parent-style-name="Standard">
      <style:text-properties officeooo:rsid="004f4dba" officeooo:paragraph-rsid="004f4dba"/>
    </style:style>
    <style:style style:name="P103" style:family="paragraph" style:parent-style-name="Standard">
      <style:text-properties officeooo:rsid="004f4dba" officeooo:paragraph-rsid="0060e443"/>
    </style:style>
    <style:style style:name="P104" style:family="paragraph" style:parent-style-name="Standard">
      <style:text-properties officeooo:paragraph-rsid="004f4dba"/>
    </style:style>
    <style:style style:name="P105" style:family="paragraph" style:parent-style-name="Standard">
      <style:text-properties officeooo:rsid="00528e99" officeooo:paragraph-rsid="00528e99"/>
    </style:style>
    <style:style style:name="P106" style:family="paragraph" style:parent-style-name="Standard">
      <style:text-properties officeooo:paragraph-rsid="005d8231"/>
    </style:style>
    <style:style style:name="P107" style:family="paragraph" style:parent-style-name="Standard">
      <style:text-properties officeooo:rsid="0060d74b" officeooo:paragraph-rsid="0060d74b"/>
    </style:style>
    <style:style style:name="P108" style:family="paragraph" style:parent-style-name="Standard">
      <style:text-properties officeooo:paragraph-rsid="0060e443"/>
    </style:style>
    <style:style style:name="P109" style:family="paragraph" style:parent-style-name="Standard">
      <style:text-properties officeooo:rsid="0062cce1" officeooo:paragraph-rsid="0066a694"/>
    </style:style>
    <style:style style:name="P110" style:family="paragraph" style:parent-style-name="Standard">
      <style:text-properties officeooo:paragraph-rsid="00652314"/>
    </style:style>
    <style:style style:name="P111" style:family="paragraph" style:parent-style-name="Standard">
      <style:text-properties officeooo:rsid="006d922e" officeooo:paragraph-rsid="006d922e"/>
    </style:style>
    <style:style style:name="P112" style:family="paragraph" style:parent-style-name="Standard">
      <style:text-properties officeooo:rsid="006f5983" officeooo:paragraph-rsid="006f5983"/>
    </style:style>
    <style:style style:name="P113" style:family="paragraph" style:parent-style-name="Standard">
      <style:text-properties officeooo:rsid="006fdd42" officeooo:paragraph-rsid="006fdd42"/>
    </style:style>
    <style:style style:name="P114" style:family="paragraph" style:parent-style-name="Standard">
      <style:text-properties officeooo:rsid="0070acd4" officeooo:paragraph-rsid="0070acd4"/>
    </style:style>
    <style:style style:name="P115" style:family="paragraph" style:parent-style-name="Standard">
      <style:text-properties officeooo:rsid="007322d6" officeooo:paragraph-rsid="007322d6"/>
    </style:style>
    <style:style style:name="P116" style:family="paragraph" style:parent-style-name="Standard">
      <style:text-properties officeooo:rsid="007322d6" officeooo:paragraph-rsid="00766dbd"/>
    </style:style>
    <style:style style:name="P117" style:family="paragraph" style:parent-style-name="Standard">
      <style:text-properties officeooo:rsid="00840e70" officeooo:paragraph-rsid="00840e70"/>
    </style:style>
    <style:style style:name="P118" style:family="paragraph" style:parent-style-name="Standard">
      <style:text-properties officeooo:rsid="0085aee9" officeooo:paragraph-rsid="0085aee9"/>
    </style:style>
    <style:style style:name="P119" style:family="paragraph" style:parent-style-name="Standard">
      <style:text-properties officeooo:rsid="008c6b9f" officeooo:paragraph-rsid="008c6b9f"/>
    </style:style>
    <style:style style:name="P120" style:family="paragraph" style:parent-style-name="Standard">
      <style:text-properties officeooo:rsid="008c6b9f" officeooo:paragraph-rsid="009fa735"/>
    </style:style>
    <style:style style:name="P121" style:family="paragraph" style:parent-style-name="Standard">
      <style:text-properties officeooo:rsid="008c6b9f" officeooo:paragraph-rsid="00a51e94"/>
    </style:style>
    <style:style style:name="P122" style:family="paragraph" style:parent-style-name="Standard">
      <style:text-properties officeooo:rsid="008c6b9f" officeooo:paragraph-rsid="00e2a37c"/>
    </style:style>
    <style:style style:name="P123" style:family="paragraph" style:parent-style-name="Standard">
      <style:text-properties officeooo:rsid="008edd36" officeooo:paragraph-rsid="008edd36"/>
    </style:style>
    <style:style style:name="P124" style:family="paragraph" style:parent-style-name="Standard">
      <style:text-properties officeooo:rsid="0090c878" officeooo:paragraph-rsid="0090c878"/>
    </style:style>
    <style:style style:name="P125" style:family="paragraph" style:parent-style-name="Standard">
      <style:text-properties officeooo:rsid="0092ee8d" officeooo:paragraph-rsid="0092ee8d"/>
    </style:style>
    <style:style style:name="P126" style:family="paragraph" style:parent-style-name="Standard">
      <style:text-properties officeooo:rsid="00937ada" officeooo:paragraph-rsid="00937ada"/>
    </style:style>
    <style:style style:name="P127" style:family="paragraph" style:parent-style-name="Standard">
      <style:text-properties officeooo:rsid="00954396" officeooo:paragraph-rsid="00954396"/>
    </style:style>
    <style:style style:name="P128" style:family="paragraph" style:parent-style-name="Standard">
      <style:text-properties officeooo:rsid="0095a598" officeooo:paragraph-rsid="0095a598"/>
    </style:style>
    <style:style style:name="P129" style:family="paragraph" style:parent-style-name="Standard">
      <style:text-properties officeooo:rsid="009897fb" officeooo:paragraph-rsid="009897fb"/>
    </style:style>
    <style:style style:name="P130" style:family="paragraph" style:parent-style-name="Standard">
      <style:text-properties officeooo:rsid="009c7451" officeooo:paragraph-rsid="009c7451"/>
    </style:style>
    <style:style style:name="P131" style:family="paragraph" style:parent-style-name="Standard">
      <style:text-properties officeooo:paragraph-rsid="009fa735"/>
    </style:style>
    <style:style style:name="P132" style:family="paragraph" style:parent-style-name="Standard">
      <style:text-properties officeooo:rsid="009fa735" officeooo:paragraph-rsid="009fa735"/>
    </style:style>
    <style:style style:name="P133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34" style:family="paragraph" style:parent-style-name="Standard">
      <style:text-properties officeooo:paragraph-rsid="00a51e94"/>
    </style:style>
    <style:style style:name="P135" style:family="paragraph" style:parent-style-name="Standard">
      <style:text-properties officeooo:paragraph-rsid="00ab737d"/>
    </style:style>
    <style:style style:name="P136" style:family="paragraph" style:parent-style-name="Standard">
      <style:text-properties officeooo:rsid="00afbb4f" officeooo:paragraph-rsid="00afbb4f"/>
    </style:style>
    <style:style style:name="P137" style:family="paragraph" style:parent-style-name="Standard">
      <style:text-properties officeooo:rsid="00b10ce4" officeooo:paragraph-rsid="00b10ce4"/>
    </style:style>
    <style:style style:name="P138" style:family="paragraph" style:parent-style-name="Standard">
      <style:text-properties officeooo:rsid="00b13ad8" officeooo:paragraph-rsid="00b13ad8"/>
    </style:style>
    <style:style style:name="P139" style:family="paragraph" style:parent-style-name="Standard">
      <style:text-properties officeooo:rsid="00b57197" officeooo:paragraph-rsid="00b57197"/>
    </style:style>
    <style:style style:name="P140" style:family="paragraph" style:parent-style-name="Standard">
      <style:text-properties officeooo:rsid="00bad6c8" officeooo:paragraph-rsid="00bad6c8"/>
    </style:style>
    <style:style style:name="P141" style:family="paragraph" style:parent-style-name="Standard">
      <style:text-properties officeooo:rsid="007d8dca" officeooo:paragraph-rsid="00bef855"/>
    </style:style>
    <style:style style:name="P142" style:family="paragraph" style:parent-style-name="Standard">
      <style:text-properties officeooo:rsid="00bf9d1c" officeooo:paragraph-rsid="00c08c49"/>
    </style:style>
    <style:style style:name="P143" style:family="paragraph" style:parent-style-name="Standard">
      <style:text-properties officeooo:rsid="00c364db" officeooo:paragraph-rsid="00c364db"/>
    </style:style>
    <style:style style:name="P144" style:family="paragraph" style:parent-style-name="Standard">
      <style:text-properties officeooo:rsid="00c901b4" officeooo:paragraph-rsid="00c901b4"/>
    </style:style>
    <style:style style:name="P145" style:family="paragraph" style:parent-style-name="Standard">
      <style:text-properties fo:color="#ff0000" loext:opacity="100%" officeooo:rsid="00b13ad8" officeooo:paragraph-rsid="00b13ad8"/>
    </style:style>
    <style:style style:name="P146" style:family="paragraph" style:parent-style-name="Standard">
      <style:text-properties fo:color="#ff0000" loext:opacity="100%" officeooo:rsid="00b74336" officeooo:paragraph-rsid="00b74336"/>
    </style:style>
    <style:style style:name="P147" style:family="paragraph" style:parent-style-name="Standard">
      <style:text-properties officeooo:rsid="00b74336"/>
    </style:style>
    <style:style style:name="P148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49" style:family="paragraph" style:parent-style-name="Text_20_body">
      <style:text-properties officeooo:paragraph-rsid="00e0f28b"/>
    </style:style>
    <style:style style:name="P150" style:family="paragraph" style:parent-style-name="Standard">
      <style:text-properties officeooo:rsid="00fa1d25" officeooo:paragraph-rsid="00fa1d25"/>
    </style:style>
    <style:style style:name="P151" style:family="paragraph" style:parent-style-name="Standard">
      <style:text-properties officeooo:rsid="00fa2b26" officeooo:paragraph-rsid="00fa2b26"/>
    </style:style>
    <style:style style:name="P152" style:family="paragraph" style:parent-style-name="Standard">
      <style:text-properties officeooo:rsid="0000fd65" officeooo:paragraph-rsid="00ffc25a"/>
    </style:style>
    <style:style style:name="P153" style:family="paragraph" style:parent-style-name="Standard">
      <style:text-properties officeooo:rsid="0001306b" officeooo:paragraph-rsid="00ffc25a"/>
    </style:style>
    <style:style style:name="P154" style:family="paragraph" style:parent-style-name="Standard">
      <style:text-properties officeooo:rsid="00027055" officeooo:paragraph-rsid="00ffc25a"/>
    </style:style>
    <style:style style:name="P155" style:family="paragraph" style:parent-style-name="Standard">
      <style:text-properties officeooo:rsid="0002fbff" officeooo:paragraph-rsid="00ffc25a"/>
    </style:style>
    <style:style style:name="P156" style:family="paragraph" style:parent-style-name="Standard">
      <style:text-properties officeooo:rsid="000545eb" officeooo:paragraph-rsid="00ffc25a"/>
    </style:style>
    <style:style style:name="P157" style:family="paragraph" style:parent-style-name="Standard">
      <style:text-properties officeooo:rsid="00099cbb" officeooo:paragraph-rsid="00ffc25a"/>
    </style:style>
    <style:style style:name="P158" style:family="paragraph" style:parent-style-name="Standard">
      <style:text-properties officeooo:rsid="0014f3e9" officeooo:paragraph-rsid="0101de06"/>
    </style:style>
    <style:style style:name="P159" style:family="paragraph" style:parent-style-name="Standard">
      <style:text-properties officeooo:rsid="001aebbb" officeooo:paragraph-rsid="0101de06"/>
    </style:style>
    <style:style style:name="P160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1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2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3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64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65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66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67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68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69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0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1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2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73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74" style:family="paragraph" style:parent-style-name="Standard">
      <style:text-properties officeooo:rsid="002589d1" officeooo:paragraph-rsid="0101de06"/>
    </style:style>
    <style:style style:name="P175" style:family="paragraph" style:parent-style-name="Standard">
      <style:text-properties officeooo:rsid="00277466" officeooo:paragraph-rsid="0101de06"/>
    </style:style>
    <style:style style:name="P176" style:family="paragraph" style:parent-style-name="Standard">
      <style:text-properties officeooo:rsid="0028a5dc" officeooo:paragraph-rsid="0101de06"/>
    </style:style>
    <style:style style:name="P177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78" style:family="paragraph" style:parent-style-name="Standard">
      <style:text-properties fo:font-size="9pt" officeooo:rsid="002ab955" officeooo:paragraph-rsid="0101de06" style:font-size-asian="9pt" style:font-size-complex="9pt"/>
    </style:style>
    <style:style style:name="P179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0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1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2" style:family="paragraph" style:parent-style-name="Standard">
      <style:text-properties officeooo:rsid="003be3bd" officeooo:paragraph-rsid="0107c2c3"/>
    </style:style>
    <style:style style:name="P183" style:family="paragraph" style:parent-style-name="Standard">
      <style:text-properties officeooo:rsid="0040d436" officeooo:paragraph-rsid="0107c2c3"/>
    </style:style>
    <style:style style:name="P184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85" style:family="paragraph" style:parent-style-name="Standard">
      <style:text-properties officeooo:rsid="004a05a0" officeooo:paragraph-rsid="0107c2c3"/>
    </style:style>
    <style:style style:name="P186" style:family="paragraph" style:parent-style-name="Standard">
      <style:text-properties officeooo:rsid="001f09ef" officeooo:paragraph-rsid="0101de06"/>
    </style:style>
    <style:style style:name="P187" style:family="paragraph" style:parent-style-name="Standard">
      <style:text-properties officeooo:paragraph-rsid="0107c2c3"/>
    </style:style>
    <style:style style:name="P188" style:family="paragraph" style:parent-style-name="Standard">
      <style:text-properties officeooo:rsid="010c8628" officeooo:paragraph-rsid="010e30dc"/>
    </style:style>
    <style:style style:name="P189" style:family="paragraph" style:parent-style-name="Standard">
      <style:text-properties officeooo:rsid="01111aae" officeooo:paragraph-rsid="01111aae"/>
    </style:style>
    <style:style style:name="P190" style:family="paragraph" style:parent-style-name="Standard">
      <style:text-properties officeooo:rsid="011200cb" officeooo:paragraph-rsid="0113c101"/>
    </style:style>
    <style:style style:name="P191" style:family="paragraph" style:parent-style-name="Standard">
      <style:text-properties officeooo:rsid="0113c101" officeooo:paragraph-rsid="0113c101"/>
    </style:style>
    <style:style style:name="P192" style:family="paragraph" style:parent-style-name="Standard">
      <style:text-properties officeooo:rsid="0114dd77" officeooo:paragraph-rsid="0114dd77"/>
    </style:style>
    <style:style style:name="P193" style:family="paragraph" style:parent-style-name="Standard">
      <style:text-properties officeooo:rsid="0114dd77" officeooo:paragraph-rsid="0115c8cb"/>
    </style:style>
    <style:style style:name="P194" style:family="paragraph" style:parent-style-name="Standard">
      <style:text-properties officeooo:rsid="0115c8cb" officeooo:paragraph-rsid="0115c8cb"/>
    </style:style>
    <style:style style:name="P195" style:family="paragraph" style:parent-style-name="Standard">
      <style:text-properties officeooo:rsid="011f71ee" officeooo:paragraph-rsid="011f71ee"/>
    </style:style>
    <style:style style:name="P196" style:family="paragraph" style:parent-style-name="Standard">
      <style:text-properties officeooo:rsid="010e30dc" officeooo:paragraph-rsid="010e30dc"/>
    </style:style>
    <style:style style:name="P197" style:family="paragraph" style:parent-style-name="Standard">
      <style:text-properties officeooo:paragraph-rsid="0126010a"/>
    </style:style>
    <style:style style:name="P198" style:family="paragraph" style:parent-style-name="Standard">
      <style:text-properties officeooo:rsid="012707e7" officeooo:paragraph-rsid="012707e7"/>
    </style:style>
    <style:style style:name="P199" style:family="paragraph" style:parent-style-name="Standard">
      <style:text-properties officeooo:paragraph-rsid="012707e7"/>
    </style:style>
    <style:style style:name="P20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20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20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03" style:family="paragraph" style:parent-style-name="Standard">
      <style:text-properties officeooo:rsid="0113c101" officeooo:paragraph-rsid="0113c101"/>
    </style:style>
    <style:style style:name="P204" style:family="paragraph" style:parent-style-name="Standard">
      <style:text-properties officeooo:rsid="0113c101" officeooo:paragraph-rsid="012be179"/>
    </style:style>
    <style:style style:name="P205" style:family="paragraph" style:parent-style-name="Standard">
      <style:text-properties officeooo:rsid="0114dd77" officeooo:paragraph-rsid="0114dd77"/>
    </style:style>
    <style:style style:name="P206" style:family="paragraph">
      <loext:graphic-properties draw:fill="none"/>
    </style:style>
    <style:style style:name="P207" style:family="paragraph">
      <style:text-properties fo:font-size="12pt"/>
    </style:style>
    <style:style style:name="P208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21pt" officeooo:rsid="008d9a92" style:font-size-asian="21pt" style:font-size-complex="21pt"/>
    </style:style>
    <style:style style:name="T58" style:family="text">
      <style:text-properties fo:color="#c9211e" loext:opacity="100%" officeooo:rsid="009fa735"/>
    </style:style>
    <style:style style:name="T59" style:family="text">
      <style:text-properties fo:color="#c9211e" loext:opacity="100%" officeooo:rsid="00a51e94"/>
    </style:style>
    <style:style style:name="T60" style:family="text">
      <style:text-properties fo:color="#c9211e" loext:opacity="100%" officeooo:rsid="00a3128e"/>
    </style:style>
    <style:style style:name="T61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3" style:family="text">
      <style:text-properties fo:color="#c9211e" loext:opacity="100%" officeooo:rsid="00c3f507"/>
    </style:style>
    <style:style style:name="T64" style:family="text">
      <style:text-properties fo:color="#c9211e" loext:opacity="100%" officeooo:rsid="00d2dc06"/>
    </style:style>
    <style:style style:name="T65" style:family="text">
      <style:text-properties fo:color="#c9211e" loext:opacity="100%" officeooo:rsid="00de7140"/>
    </style:style>
    <style:style style:name="T66" style:family="text">
      <style:text-properties fo:color="#c9211e" loext:opacity="100%" officeooo:rsid="00eba9fa"/>
    </style:style>
    <style:style style:name="T67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0" style:family="text">
      <style:text-properties fo:color="#c9211e" loext:opacity="100%" officeooo:rsid="001056c8"/>
    </style:style>
    <style:style style:name="T71" style:family="text">
      <style:text-properties fo:color="#c9211e" loext:opacity="100%" officeooo:rsid="002f8cbe"/>
    </style:style>
    <style:style style:name="T72" style:family="text">
      <style:text-properties fo:color="#c9211e" loext:opacity="100%" officeooo:rsid="002589d1"/>
    </style:style>
    <style:style style:name="T73" style:family="text">
      <style:text-properties fo:color="#c9211e" loext:opacity="100%" officeooo:rsid="0059e0b3"/>
    </style:style>
    <style:style style:name="T74" style:family="text">
      <style:text-properties fo:color="#c9211e" loext:opacity="100%" officeooo:rsid="004767c4"/>
    </style:style>
    <style:style style:name="T75" style:family="text">
      <style:text-properties fo:color="#c9211e" loext:opacity="100%" officeooo:rsid="00568a0a"/>
    </style:style>
    <style:style style:name="T76" style:family="text">
      <style:text-properties fo:color="#c9211e" loext:opacity="100%" officeooo:rsid="0126010a"/>
    </style:style>
    <style:style style:name="T77" style:family="text">
      <style:text-properties fo:color="#c9211e" loext:opacity="100%" officeooo:rsid="012707e7"/>
    </style:style>
    <style:style style:name="T78" style:family="text">
      <style:text-properties fo:color="#c9211e" loext:opacity="100%" officeooo:rsid="012bcd1e"/>
    </style:style>
    <style:style style:name="T79" style:family="text">
      <style:text-properties fo:color="#c9211e" loext:opacity="100%" officeooo:rsid="0114c4c6"/>
    </style:style>
    <style:style style:name="T80" style:family="text">
      <style:text-properties fo:color="#c9211e" loext:opacity="100%" officeooo:rsid="012be179"/>
    </style:style>
    <style:style style:name="T81" style:family="text">
      <style:text-properties officeooo:rsid="002aad89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fo:font-weight="normal" officeooo:rsid="002aad89" style:font-weight-asian="normal" style:font-weight-complex="normal"/>
    </style:style>
    <style:style style:name="T84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5" style:family="text">
      <style:text-properties fo:color="#000000" loext:opacity="100%" fo:font-size="18pt" officeooo:rsid="009897fb" style:font-size-asian="18pt" style:font-size-complex="18pt"/>
    </style:style>
    <style:style style:name="T86" style:family="text">
      <style:text-properties fo:color="#000000" loext:opacity="100%" fo:font-size="18pt" officeooo:rsid="0092e65e" style:font-size-asian="18pt" style:font-size-complex="18pt"/>
    </style:style>
    <style:style style:name="T87" style:family="text">
      <style:text-properties fo:color="#000000" loext:opacity="100%" officeooo:rsid="00337282"/>
    </style:style>
    <style:style style:name="T88" style:family="text">
      <style:text-properties fo:color="#000000" loext:opacity="100%" fo:font-size="11pt" style:font-size-asian="11pt" style:font-size-complex="11pt"/>
    </style:style>
    <style:style style:name="T89" style:family="text">
      <style:text-properties fo:color="#000000" loext:opacity="100%" fo:font-size="11pt" officeooo:rsid="0030ba18" style:font-size-asian="11pt" style:font-size-complex="11pt"/>
    </style:style>
    <style:style style:name="T90" style:family="text">
      <style:text-properties fo:color="#000000" loext:opacity="100%" fo:font-size="11pt" officeooo:rsid="004592e5" style:font-size-asian="11pt" style:font-size-complex="11pt"/>
    </style:style>
    <style:style style:name="T91" style:family="text">
      <style:text-properties fo:color="#000000" loext:opacity="100%" fo:background-color="transparent" loext:char-shading-value="0"/>
    </style:style>
    <style:style style:name="T92" style:family="text">
      <style:text-properties fo:color="#000000" loext:opacity="100%" officeooo:rsid="00b74336" fo:background-color="transparent" loext:char-shading-value="0"/>
    </style:style>
    <style:style style:name="T93" style:family="text">
      <style:text-properties fo:color="#000000" loext:opacity="100%" officeooo:rsid="00cc1bfb" fo:background-color="transparent" loext:char-shading-value="0"/>
    </style:style>
    <style:style style:name="T94" style:family="text">
      <style:text-properties fo:color="#000000" loext:opacity="100%" officeooo:rsid="00ccffef" fo:background-color="transparent" loext:char-shading-value="0"/>
    </style:style>
    <style:style style:name="T95" style:family="text">
      <style:text-properties fo:color="#000000" loext:opacity="100%" officeooo:rsid="00d1aaf7" fo:background-color="transparent" loext:char-shading-value="0"/>
    </style:style>
    <style:style style:name="T96" style:family="text">
      <style:text-properties fo:color="#000000" loext:opacity="100%" officeooo:rsid="00d537e6" fo:background-color="transparent" loext:char-shading-value="0"/>
    </style:style>
    <style:style style:name="T97" style:family="text">
      <style:text-properties fo:color="#000000" loext:opacity="100%" officeooo:rsid="00d61290" fo:background-color="transparent" loext:char-shading-value="0"/>
    </style:style>
    <style:style style:name="T98" style:family="text">
      <style:text-properties fo:color="#000000" loext:opacity="100%" officeooo:rsid="00d69927" fo:background-color="transparent" loext:char-shading-value="0"/>
    </style:style>
    <style:style style:name="T99" style:family="text">
      <style:text-properties fo:color="#000000" loext:opacity="100%" officeooo:rsid="00d6a0a5" fo:background-color="transparent" loext:char-shading-value="0"/>
    </style:style>
    <style:style style:name="T100" style:family="text">
      <style:text-properties fo:color="#000000" loext:opacity="100%" officeooo:rsid="00d89d6a" fo:background-color="transparent" loext:char-shading-value="0"/>
    </style:style>
    <style:style style:name="T101" style:family="text">
      <style:text-properties fo:color="#000000" loext:opacity="100%" officeooo:rsid="00d9cce9" fo:background-color="transparent" loext:char-shading-value="0"/>
    </style:style>
    <style:style style:name="T102" style:family="text">
      <style:text-properties fo:color="#000000" loext:opacity="100%" officeooo:rsid="00e6ab4c" fo:background-color="transparent" loext:char-shading-value="0"/>
    </style:style>
    <style:style style:name="T103" style:family="text">
      <style:text-properties fo:color="#000000" loext:opacity="100%" officeooo:rsid="00ebc06a" fo:background-color="transparent" loext:char-shading-value="0"/>
    </style:style>
    <style:style style:name="T104" style:family="text">
      <style:text-properties fo:color="#000000" loext:opacity="100%" officeooo:rsid="00ec3100" fo:background-color="transparent" loext:char-shading-value="0"/>
    </style:style>
    <style:style style:name="T105" style:family="text">
      <style:text-properties fo:color="#000000" loext:opacity="100%" officeooo:rsid="00f21715" fo:background-color="transparent" loext:char-shading-value="0"/>
    </style:style>
    <style:style style:name="T106" style:family="text">
      <style:text-properties fo:color="#000000" loext:opacity="100%" officeooo:rsid="00f2a95b" fo:background-color="transparent" loext:char-shading-value="0"/>
    </style:style>
    <style:style style:name="T107" style:family="text">
      <style:text-properties fo:color="#000000" loext:opacity="100%" officeooo:rsid="00cc1bfb"/>
    </style:style>
    <style:style style:name="T108" style:family="text">
      <style:text-properties fo:color="#000000" loext:opacity="100%" officeooo:rsid="00ccffef"/>
    </style:style>
    <style:style style:name="T109" style:family="text">
      <style:text-properties fo:color="#000000" loext:opacity="100%" officeooo:rsid="00d1aaf7"/>
    </style:style>
    <style:style style:name="T110" style:family="text">
      <style:text-properties fo:color="#000000" loext:opacity="100%" officeooo:rsid="00e6ab4c"/>
    </style:style>
    <style:style style:name="T111" style:family="text">
      <style:text-properties fo:color="#000000" loext:opacity="100%" officeooo:rsid="00e7bd94"/>
    </style:style>
    <style:style style:name="T112" style:family="text">
      <style:text-properties fo:color="#000000" loext:opacity="100%" officeooo:rsid="00e7cd2c"/>
    </style:style>
    <style:style style:name="T113" style:family="text">
      <style:text-properties fo:color="#000000" loext:opacity="100%" officeooo:rsid="00eba9fa"/>
    </style:style>
    <style:style style:name="T114" style:family="text">
      <style:text-properties fo:color="#000000" loext:opacity="100%" officeooo:rsid="001056c8"/>
    </style:style>
    <style:style style:name="T115" style:family="text">
      <style:text-properties fo:color="#000000" loext:opacity="100%" officeooo:rsid="0030fb63"/>
    </style:style>
    <style:style style:name="T116" style:family="text">
      <style:text-properties fo:color="#000000" loext:opacity="100%" officeooo:rsid="002589d1"/>
    </style:style>
    <style:style style:name="T117" style:family="text">
      <style:text-properties fo:color="#000000" loext:opacity="100%" officeooo:rsid="004767c4"/>
    </style:style>
    <style:style style:name="T118" style:family="text">
      <style:text-properties fo:color="#000000" loext:opacity="100%" officeooo:rsid="0049304b"/>
    </style:style>
    <style:style style:name="T119" style:family="text">
      <style:text-properties fo:color="#000000" loext:opacity="100%" fo:font-size="9pt" style:font-size-asian="9pt" style:font-size-complex="9pt"/>
    </style:style>
    <style:style style:name="T120" style:family="text">
      <style:text-properties fo:color="#000000" loext:opacity="100%" fo:font-size="9pt" officeooo:rsid="005371c2" style:font-size-asian="9pt" style:font-size-complex="9pt"/>
    </style:style>
    <style:style style:name="T121" style:family="text">
      <style:text-properties fo:color="#000000" loext:opacity="100%" officeooo:rsid="00525360"/>
    </style:style>
    <style:style style:name="T122" style:family="text">
      <style:text-properties fo:color="#000000" loext:opacity="100%" officeooo:rsid="004c9f0e"/>
    </style:style>
    <style:style style:name="T123" style:family="text">
      <style:text-properties fo:color="#000000" loext:opacity="100%" officeooo:rsid="012bcd1e"/>
    </style:style>
    <style:style style:name="T124" style:family="text">
      <style:text-properties fo:color="#000000" loext:opacity="100%" officeooo:rsid="012be179"/>
    </style:style>
    <style:style style:name="T125" style:family="text">
      <style:text-properties fo:color="#000000" loext:opacity="100%" officeooo:rsid="0114c4c6"/>
    </style:style>
    <style:style style:name="T126" style:family="text">
      <style:text-properties officeooo:rsid="00337282"/>
    </style:style>
    <style:style style:name="T127" style:family="text">
      <style:text-properties officeooo:rsid="003b78f7"/>
    </style:style>
    <style:style style:name="T128" style:family="text">
      <style:text-properties fo:font-size="18pt" fo:font-weight="bold" style:font-size-asian="18pt" style:font-weight-asian="bold" style:font-size-complex="18pt" style:font-weight-complex="bold"/>
    </style:style>
    <style:style style:name="T129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30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31" style:family="text">
      <style:text-properties officeooo:rsid="003ce198"/>
    </style:style>
    <style:style style:name="T132" style:family="text">
      <style:text-properties officeooo:rsid="003db823"/>
    </style:style>
    <style:style style:name="T133" style:family="text">
      <style:text-properties officeooo:rsid="0040cd0c"/>
    </style:style>
    <style:style style:name="T134" style:family="text">
      <style:text-properties fo:font-weight="bold" officeooo:rsid="003b78f7" style:font-weight-asian="bold" style:font-weight-complex="bold"/>
    </style:style>
    <style:style style:name="T135" style:family="text">
      <style:text-properties fo:font-weight="bold" officeooo:rsid="005d8231" style:font-weight-asian="bold" style:font-weight-complex="bold"/>
    </style:style>
    <style:style style:name="T136" style:family="text">
      <style:text-properties officeooo:rsid="004980ae"/>
    </style:style>
    <style:style style:name="T137" style:family="text">
      <style:text-properties officeooo:rsid="004b65e2"/>
    </style:style>
    <style:style style:name="T138" style:family="text">
      <style:text-properties officeooo:rsid="004f4dba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41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42" style:family="text">
      <style:text-properties officeooo:rsid="00528e99"/>
    </style:style>
    <style:style style:name="T143" style:family="text">
      <style:text-properties officeooo:rsid="00560e2e"/>
    </style:style>
    <style:style style:name="T144" style:family="text">
      <style:text-properties officeooo:rsid="005d8231"/>
    </style:style>
    <style:style style:name="T145" style:family="text">
      <style:text-properties fo:font-size="6pt" officeooo:rsid="003db823" style:font-size-asian="5.25pt" style:font-size-complex="6pt"/>
    </style:style>
    <style:style style:name="T146" style:family="text">
      <style:text-properties officeooo:rsid="005efc0e"/>
    </style:style>
    <style:style style:name="T147" style:family="text">
      <style:text-properties officeooo:rsid="0060e443"/>
    </style:style>
    <style:style style:name="T148" style:family="text">
      <style:text-properties officeooo:rsid="0062cce1"/>
    </style:style>
    <style:style style:name="T149" style:family="text">
      <style:text-properties officeooo:rsid="00652314"/>
    </style:style>
    <style:style style:name="T150" style:family="text">
      <style:text-properties officeooo:rsid="0074e27e"/>
    </style:style>
    <style:style style:name="T151" style:family="text">
      <style:text-properties officeooo:rsid="0085aee9"/>
    </style:style>
    <style:style style:name="T152" style:family="text">
      <style:text-properties officeooo:rsid="0085ffa7"/>
    </style:style>
    <style:style style:name="T153" style:family="text">
      <style:text-properties officeooo:rsid="008d9a92"/>
    </style:style>
    <style:style style:name="T154" style:family="text">
      <style:text-properties officeooo:rsid="008e6b04"/>
    </style:style>
    <style:style style:name="T155" style:family="text">
      <style:text-properties officeooo:rsid="009c7451"/>
    </style:style>
    <style:style style:name="T156" style:family="text">
      <style:text-properties officeooo:rsid="009fa735"/>
    </style:style>
    <style:style style:name="T157" style:family="text">
      <style:text-properties fo:font-size="21pt" officeooo:rsid="008d9a92" style:font-size-asian="21pt" style:font-size-complex="21pt"/>
    </style:style>
    <style:style style:name="T158" style:family="text">
      <style:text-properties fo:font-size="21pt" officeooo:rsid="009fa735" style:font-size-asian="21pt" style:font-size-complex="21pt"/>
    </style:style>
    <style:style style:name="T159" style:family="text">
      <style:text-properties officeooo:rsid="00a12459"/>
    </style:style>
    <style:style style:name="T160" style:family="text">
      <style:text-properties officeooo:rsid="00a3bf80"/>
    </style:style>
    <style:style style:name="T161" style:family="text">
      <style:text-properties officeooo:rsid="00ab737d"/>
    </style:style>
    <style:style style:name="T162" style:family="text">
      <style:text-properties officeooo:rsid="00a3128e"/>
    </style:style>
    <style:style style:name="T163" style:family="text">
      <style:text-properties officeooo:rsid="00b07cf4"/>
    </style:style>
    <style:style style:name="T164" style:family="text">
      <style:text-properties officeooo:rsid="00b13ad8"/>
    </style:style>
    <style:style style:name="T165" style:family="text">
      <style:text-properties officeooo:rsid="00b59534"/>
    </style:style>
    <style:style style:name="T166" style:family="text">
      <style:text-properties officeooo:rsid="00bef855"/>
    </style:style>
    <style:style style:name="T167" style:family="text">
      <style:text-properties officeooo:rsid="00bf9d1c"/>
    </style:style>
    <style:style style:name="T168" style:family="text">
      <style:text-properties officeooo:rsid="00c08c49"/>
    </style:style>
    <style:style style:name="T169" style:family="text">
      <style:text-properties officeooo:rsid="00c25387"/>
    </style:style>
    <style:style style:name="T170" style:family="text">
      <style:text-properties officeooo:rsid="00c2f02d"/>
    </style:style>
    <style:style style:name="T171" style:family="text">
      <style:text-properties officeooo:rsid="00c364db"/>
    </style:style>
    <style:style style:name="T172" style:family="text">
      <style:text-properties officeooo:rsid="00c742d2"/>
    </style:style>
    <style:style style:name="T173" style:family="text">
      <style:text-properties officeooo:rsid="00cc1bfb"/>
    </style:style>
    <style:style style:name="T174" style:family="text">
      <style:text-properties fo:color="#ff0000" loext:opacity="100%" officeooo:rsid="00b74336" fo:background-color="transparent" loext:char-shading-value="0"/>
    </style:style>
    <style:style style:name="T175" style:family="text">
      <style:text-properties fo:color="#ff0000" loext:opacity="100%" officeooo:rsid="00cc1bfb" fo:background-color="transparent" loext:char-shading-value="0"/>
    </style:style>
    <style:style style:name="T176" style:family="text">
      <style:text-properties fo:color="#ff0000" loext:opacity="100%" officeooo:rsid="00027055"/>
    </style:style>
    <style:style style:name="T177" style:family="text">
      <style:text-properties fo:color="#ff0000" loext:opacity="100%" officeooo:rsid="0002fbff"/>
    </style:style>
    <style:style style:name="T178" style:family="text">
      <style:text-properties officeooo:rsid="00ccffef"/>
    </style:style>
    <style:style style:name="T179" style:family="text">
      <style:text-properties officeooo:rsid="00d15f61"/>
    </style:style>
    <style:style style:name="T180" style:family="text">
      <style:text-properties fo:background-color="transparent" loext:char-shading-value="0"/>
    </style:style>
    <style:style style:name="T181" style:family="text">
      <style:text-properties officeooo:rsid="00cc1bfb" fo:background-color="transparent" loext:char-shading-value="0"/>
    </style:style>
    <style:style style:name="T182" style:family="text">
      <style:text-properties officeooo:rsid="00ccffef" fo:background-color="transparent" loext:char-shading-value="0"/>
    </style:style>
    <style:style style:name="T183" style:family="text">
      <style:text-properties officeooo:rsid="00d6a0a5" fo:background-color="transparent" loext:char-shading-value="0"/>
    </style:style>
    <style:style style:name="T184" style:family="text">
      <style:text-properties officeooo:rsid="00d89d6a" fo:background-color="transparent" loext:char-shading-value="0"/>
    </style:style>
    <style:style style:name="T185" style:family="text">
      <style:text-properties officeooo:rsid="00d9cce9" fo:background-color="transparent" loext:char-shading-value="0"/>
    </style:style>
    <style:style style:name="T186" style:family="text">
      <style:text-properties officeooo:rsid="00ec3100" fo:background-color="transparent" loext:char-shading-value="0"/>
    </style:style>
    <style:style style:name="T187" style:family="text">
      <style:text-properties officeooo:rsid="00d1aaf7"/>
    </style:style>
    <style:style style:name="T188" style:family="text">
      <style:text-properties officeooo:rsid="00d20d28"/>
    </style:style>
    <style:style style:name="T189" style:family="text">
      <style:text-properties officeooo:rsid="00d2dc06"/>
    </style:style>
    <style:style style:name="T190" style:family="text">
      <style:text-properties officeooo:rsid="00ddf38a"/>
    </style:style>
    <style:style style:name="T191" style:family="text">
      <style:text-properties officeooo:rsid="007d8dca"/>
    </style:style>
    <style:style style:name="T192" style:family="text">
      <style:text-properties officeooo:rsid="00de7140"/>
    </style:style>
    <style:style style:name="T193" style:family="text">
      <style:text-properties style:font-name="Liberation Serif"/>
    </style:style>
    <style:style style:name="T194" style:family="text">
      <style:text-properties officeooo:rsid="00df4ac2"/>
    </style:style>
    <style:style style:name="T195" style:family="text">
      <style:text-properties officeooo:rsid="00e0f28b"/>
    </style:style>
    <style:style style:name="T196" style:family="text">
      <style:text-properties officeooo:rsid="00e2a37c"/>
    </style:style>
    <style:style style:name="T197" style:family="text">
      <style:text-properties officeooo:rsid="00eba9fa"/>
    </style:style>
    <style:style style:name="T198" style:family="text">
      <style:text-properties officeooo:rsid="00fa2b26"/>
    </style:style>
    <style:style style:name="T199" style:family="text">
      <style:text-properties officeooo:rsid="00feb81f"/>
    </style:style>
    <style:style style:name="T200" style:family="text">
      <style:text-properties officeooo:rsid="0014f3e9"/>
    </style:style>
    <style:style style:name="T201" style:family="text">
      <style:text-properties officeooo:rsid="0001306b"/>
    </style:style>
    <style:style style:name="T202" style:family="text">
      <style:text-properties officeooo:rsid="00027055"/>
    </style:style>
    <style:style style:name="T203" style:family="text">
      <style:text-properties officeooo:rsid="000545eb"/>
    </style:style>
    <style:style style:name="T204" style:family="text">
      <style:text-properties officeooo:rsid="00168ab5"/>
    </style:style>
    <style:style style:name="T205" style:family="text">
      <style:text-properties officeooo:rsid="0006e76c"/>
    </style:style>
    <style:style style:name="T206" style:family="text">
      <style:text-properties officeooo:rsid="001780b0"/>
    </style:style>
    <style:style style:name="T207" style:family="text">
      <style:text-properties officeooo:rsid="0019419e"/>
    </style:style>
    <style:style style:name="T208" style:family="text">
      <style:text-properties officeooo:rsid="001aebbb"/>
    </style:style>
    <style:style style:name="T209" style:family="text">
      <style:text-properties officeooo:rsid="00249396"/>
    </style:style>
    <style:style style:name="T210" style:family="text">
      <style:text-properties officeooo:rsid="0028a5dc"/>
    </style:style>
    <style:style style:name="T211" style:family="text">
      <style:text-properties officeooo:rsid="003129a0"/>
    </style:style>
    <style:style style:name="T212" style:family="text">
      <style:text-properties officeooo:rsid="002f8cbe"/>
    </style:style>
    <style:style style:name="T213" style:family="text">
      <style:text-properties officeooo:rsid="003b034d"/>
    </style:style>
    <style:style style:name="T214" style:family="text">
      <style:text-properties officeooo:rsid="0040d436"/>
    </style:style>
    <style:style style:name="T215" style:family="text">
      <style:text-properties officeooo:rsid="003be3bd"/>
    </style:style>
    <style:style style:name="T216" style:family="text">
      <style:text-properties officeooo:rsid="00412b6f"/>
    </style:style>
    <style:style style:name="T217" style:family="text">
      <style:text-properties officeooo:rsid="0045ecde"/>
    </style:style>
    <style:style style:name="T218" style:family="text">
      <style:text-properties fo:color="#111111" loext:opacity="100%" fo:font-weight="bold" officeooo:rsid="0045ecde" style:font-weight-asian="bold" style:font-weight-complex="bold"/>
    </style:style>
    <style:style style:name="T219" style:family="text">
      <style:text-properties fo:color="#111111" loext:opacity="100%" fo:font-size="9pt" officeooo:rsid="00568a0a" style:font-size-asian="9pt" style:font-size-complex="9pt"/>
    </style:style>
    <style:style style:name="T220" style:family="text">
      <style:text-properties officeooo:rsid="002589d1"/>
    </style:style>
    <style:style style:name="T221" style:family="text">
      <style:text-properties officeooo:rsid="004c9f0e"/>
    </style:style>
    <style:style style:name="T222" style:family="text">
      <style:text-properties officeooo:rsid="0059e0b3"/>
    </style:style>
    <style:style style:name="T223" style:family="text">
      <style:text-properties officeooo:rsid="005cd5da"/>
    </style:style>
    <style:style style:name="T224" style:family="text">
      <style:text-properties officeooo:rsid="005da0a2"/>
    </style:style>
    <style:style style:name="T225" style:family="text">
      <style:text-properties officeooo:rsid="005b0960"/>
    </style:style>
    <style:style style:name="T226" style:family="text">
      <style:text-properties fo:font-size="14pt" officeooo:rsid="00375792" style:font-size-asian="14pt" style:font-size-complex="14pt"/>
    </style:style>
    <style:style style:name="T227" style:family="text">
      <style:text-properties officeooo:rsid="005371c2"/>
    </style:style>
    <style:style style:name="T228" style:family="text">
      <style:text-properties officeooo:rsid="005951d6"/>
    </style:style>
    <style:style style:name="T229" style:family="text">
      <style:text-properties officeooo:rsid="010b5b4c"/>
    </style:style>
    <style:style style:name="T230" style:family="text">
      <style:text-properties officeooo:rsid="010c8628"/>
    </style:style>
    <style:style style:name="T231" style:family="text">
      <style:text-properties officeooo:rsid="010e30dc"/>
    </style:style>
    <style:style style:name="T232" style:family="text">
      <style:text-properties officeooo:rsid="010ede0d"/>
    </style:style>
    <style:style style:name="T233" style:family="text">
      <style:text-properties officeooo:rsid="011200cb"/>
    </style:style>
    <style:style style:name="T234" style:family="text">
      <style:text-properties officeooo:rsid="0113c101"/>
    </style:style>
    <style:style style:name="T235" style:family="text">
      <style:text-properties officeooo:rsid="0114c4c6"/>
    </style:style>
    <style:style style:name="T236" style:family="text">
      <style:text-properties officeooo:rsid="0115c8cb"/>
    </style:style>
    <style:style style:name="T237" style:family="text">
      <style:text-properties officeooo:rsid="011765a5"/>
    </style:style>
    <style:style style:name="T238" style:family="text">
      <style:text-properties officeooo:rsid="0121324f"/>
    </style:style>
    <style:style style:name="T239" style:family="text">
      <style:text-properties officeooo:rsid="0126010a"/>
    </style:style>
    <style:style style:name="T240" style:family="text">
      <style:text-properties officeooo:rsid="012707e7"/>
    </style:style>
    <style:style style:name="T241" style:family="text">
      <style:text-properties officeooo:rsid="0128fd25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fo:font-size="12pt" officeooo:rsid="0128fd25" style:font-size-asian="12pt" style:font-size-complex="12pt"/>
    </style:style>
    <style:style style:name="T244" style:family="text">
      <style:text-properties officeooo:rsid="012be1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0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95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6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2cm" fo:min-width="8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48"><text:span text:style-name="T38">Git </text:span><text:span text:style-name="T191">é </text:span><text:span text:style-name="T190">um software VSC (Version Control System), ou seja, Sistema de Controle de Versão. Ele permite os desenvolvedores salvar nele </text:span><text:span text:style-name="T192">snapshots </text:span><text:span text:style-name="T65">(Cópia Instantânea - </text:span><text:span text:style-name="T17">registro do estado de um arquivo, aplicação ou sistema em um certo ponto no tempo.</text:span><text:span text:style-name="T65">) </text:span><text:span text:style-name="T12">de seus projetos ao longo do tempo.</text:span></text:p>
      <text:p text:style-name="P74">Com ele, conseguimos gerar registros do nosso projeto mantendo o controle em quais arquivos foram alterados, quando foram alterados e por quem.</text:p>
      <text:p text:style-name="P79">Assim, é possível manter uma linha do tempo de um projeto e voltar nesses registros quando for necessário.. exemplo: <text:span text:style-name="T194">quando</text:span> algo do projeto parou de funcionar mas antes estava funcionando, <text:span text:style-name="T194">neste contexto, é possível voltar o projeto para uma versão anterior e assim volta a funcionar</text:span>.</text:p>
      <text:p text:style-name="P79">Outra vantagem de utilizar o Git é a possibilidade de termos múltiplos desenvolvedores trabalhando no mesmo projeto, facilitando o “cada um faz a sua parte e depois juntamos”.</text:p>
      <text:p text:style-name="P78"><text:span text:style-name="T193">Essa característica do Git somada a uma ótima comunicação do time d</text:span>e devs, possibilita projetos grandes serem concluídos em intervalos de tempo cada vez menores.</text:p>
      <text:p text:style-name="P78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195">em nuvem </text:span>onde você pode subir seus projetos, criar seu portfólio e compartilhá-lo com o mundo.</text:p>
      <text:p text:style-name="P149">O GitHub funciona usando o Git “por de baixo dos panos” para que devs possam desenvolver e atualizar os seus projetos sozinhos ou de forma colaborativa com outros devs.</text:p>
      <text:p text:style-name="P149"><text:span text:style-name="T166">Quando trabalhamos em grupo em um App/Projeto, é normal estarem mais de uma pessoa trabalhando no mesmo </text:span><text:span text:style-name="T167">App/P</text:span><text:span text:style-name="T166">rojeto, fazendo melhorias e </text:span><text:span text:style-name="T168">o</text:span><text:span text:style-name="T166"> atualizando. Por exemplo: em uma loja virtual antes tínhamos pagamentos com cartão de crédito/debito, </text:span><text:span text:style-name="T170">como a</text:span><text:span text:style-name="T166">gora temos outras formas </text:span><text:span text:style-name="T170">novas </text:span><text:span text:style-name="T166">de pagamento </text:span><text:span text:style-name="T167">como o</text:span><text:span text:style-name="T166"> pix etc. está loja que já funcionava, seus criadores tiveram que criar a forma de pagamento pix e incluir a forma de pgto </text:span><text:span text:style-name="T167">n</text:span><text:span text:style-name="T166">a loja, </text:span><text:span text:style-name="T170">para ficar disponível aos cliente que a acessa</text:span><text:span text:style-name="T166">. </text:span><text:span text:style-name="T167">Este App/Projeto que era a versão </text:span><text:span text:style-name="T195">1</text:span><text:span text:style-name="T167"> por exemplo, agora é uma versão </text:span><text:span text:style-name="T195">2</text:span><text:span text:style-name="T167">, ou seja, uma versão com atualização </text:span><text:span text:style-name="T195">de pgto com pix</text:span><text:span text:style-name="T167">.</text:span></text:p>
      <text:p text:style-name="P141"><text:span text:style-name="T167">Esse é </text:span><text:span text:style-name="T166">propósito </text:span><text:span text:style-name="T167">do git </text:span><text:span text:style-name="T166">o versionamento, ou seja, gerar versões de uma aplicação.</text:span></text:p>
      <text:p text:style-name="P142">O dono deste App/Projeto cria uma conta no Git, guarda o App/Projeto nele <text:span text:style-name="T168">e, através de sua conta, </text:span>cria um grupo de trabalho deste App/Projeto, adicionam os devs que vão trabalhar na melhoria deste, <text:span text:style-name="T168">e </text:span>assim todos tem acesso ao App/Projeto. <text:span text:style-name="T168">Todos os Devs também precisam criar uma conta </text:span><text:span text:style-name="T169">git,</text:span><text:span text:style-name="T168"> para poder clonar o App/Projeto master para suas maquina e trabalhar no mesmo. Por isso o git também pode ser chamado de uma </text:span>maquina remota. <text:span text:style-name="T169">Após ser concluída as melhorias usa-se comandos git para salvar as alt</text:span><text:span text:style-name="T196">e</text:span><text:span text:style-name="T169">raçõ</text:span><text:span text:style-name="T171">es</text:span><text:span text:style-name="T169">, confirmar as mesma e </text:span>empurrar <text:span text:style-name="T169">o App/Projeto atualizado para o git. Assim sua versão será outra como descrito anteriormente.</text:span></text:p>
      <text:p text:style-name="P143"/>
      <text:h text:style-name="P77" text:outline-level="2">Resumindo a diferença entre Git e GitHub</text:h>
      <text:p text:style-name="P79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68"/>
      <text:p text:style-name="P68"/>
      <text:p text:style-name="P68"/>
      <text:p text:style-name="P68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68"><text:span text:style-name="T1">CLI é→</text:span><text:bookmark text:name="fprsl"/><text:span text:style-name="T1">Command Line Interface – </text:span><text:span text:style-name="T23">Interface de Linha de Comando →é </text:span><text:span text:style-name="T171">a melhor forma de trabalhar com o </text:span><text:span text:style-name="T24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179">e</text:span>letar Diretórios/Pastas/Arquivos</text:p>
      <text:p text:style-name="P68"/>
      <text:p text:style-name="P72"><text:s/></text:p>
      <text:p text:style-name="P72"><text:span text:style-name="T61">Alguns Comandos </text:span><text:span text:style-name="T62">no Terminal</text:span></text:p>
      <text:p text:style-name="P69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69"/>
      <text:p text:style-name="P70">Esses comandos estão na pasta: comandos Linux</text:p>
      <text:p text:style-name="P70"/>
      <text:p text:style-name="P69"/>
      <text:p text:style-name="P69"/>
      <text:p text:style-name="P69"/>
      <text:p text:style-name="P69"/>
      <text:p text:style-name="P69"/>
      <text:p text:style-name="P69"><draw:frame draw:style-name="fr2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69"><text:s text:c="2"/></text:p>
      <text:p text:style-name="P69"/>
      <text:p text:style-name="P69"/>
      <text:p text:style-name="P69"/>
      <text:p text:style-name="P71"><text:s text:c="6"/></text:p>
      <text:p text:style-name="P71"/>
      <text:p text:style-name="P71"/>
      <text:p text:style-name="P71"><draw:frame draw:style-name="fr2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SHA1 –</text:p>
      <text:p text:style-name="P93"><text:span text:style-name="T27">Resumo: </text:span><text:span text:style-name="T89">O SHA1</text:span><text:span text:style-name="T88"> é </text:span><text:span text:style-name="T89">uma forma curta de representar um arquivo </text:span><text:span text:style-name="T90">e garantir que este foi ou não modificado.</text:span><text:span text:style-name="T82"> <text:s/></text:span></text:p>
      <text:p text:style-name="P92"><draw:frame draw:style-name="fr2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80"><text:span text:style-name="T81">Hash →</text:span><text:span text:style-name="T83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3"/>
      <text:p text:style-name="P81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1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82"><text:span text:style-name="T26">Exemplo: </text:span><text:span text:style-name="T63">No te</text:span><text:span text:style-name="T66">r</text:span><text:span text:style-name="T63">minal </text:span>o <text:span text:style-name="T26">echo</text:span> aqui abaixo é um comando de espelhar a string no terminal</text:p>
      <text:p text:style-name="P83"><draw:frame draw:style-name="fr2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126">(|)</text:span> dentro deste texto e encriptar.</text:p>
      <text:p text:style-name="P83"><text:span text:style-name="T126">O</text:span> comando <text:span text:style-name="T26">openssl sha1 </text:span><text:span text:style-name="T82">é </text:span><text:span text:style-name="T87">para abri o texto e </text:span><text:span text:style-name="T126">usar encriptação </text:span><text:span text:style-name="T31">SHA1</text:span><text:span text:style-name="T126">, </text:span><text:span text:style-name="T31">chamando SHA1 após o comando </text:span></text:p>
      <text:p text:style-name="P3"><draw:custom-shape text:anchor-type="paragraph" draw:z-index="5" draw:name="Forma 1" draw:style-name="gr68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4"><draw:custom-shape text:anchor-type="paragraph" draw:z-index="6" draw:name="Forma 2" draw:style-name="gr67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90"/>
      <text:p text:style-name="P89"><text:span text:style-name="T30">Resumo:</text:span><text:span text:style-name="T41"> </text:span><text:span text:style-name="T84">Pega um arquivo grande, encripta </text:span><text:span text:style-name="T129">e gera uma numeração de identificação de 40 carácteres. O </text:span><text:span text:style-name="T128">propósito do SHA1, é proporcionar uma identificação dos arquivos, de forma a ser mais rápida. </text:span><text:span text:style-name="T130">P</text:span><text:span text:style-name="T128">ois a numeração de identificação é única, portanto mais rápido de achar o arquivo. </text:span><text:span text:style-name="T129">Se for modificado esse arquivo, gera uma nova numeração </text:span><text:span text:style-name="T130">e </text:span><text:span text:style-name="T129">assim garante a versão do arquivo.</text:span></text:p>
      <text:p text:style-name="P85"/>
      <text:p text:style-name="P84"><text:soft-page-break/></text:p>
      <text:p text:style-name="P4">Objetos Fundamentais do Git</text:p>
      <text:p text:style-name="P106"><text:span text:style-name="T33">Objeto</text:span><text:span text:style-name="T131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86">Esses são os três objetos responsáveis pelo versionamento do código no git </text:p>
      <text:p text:style-name="P86"/>
      <text:p text:style-name="P86"/>
      <text:p text:style-name="P86"/>
      <text:p text:style-name="P11"/>
      <text:p text:style-name="P10"/>
      <text:p text:style-name="P10"><text:span text:style-name="T142">Objeto </text:span><text:span text:style-name="T127">Blob </text:span></text:p>
      <text:p text:style-name="P94"><text:span text:style-name="T43">Blob</text:span><text:span text:style-name="T135">→ </text:span><text:span text:style-name="T134">Binary Large Object</text:span><text:span text:style-name="T127"> → </text:span><text:span text:style-name="T32">Objeto Binário Grande</text:span></text:p>
      <text:p text:style-name="P88"><text:span text:style-name="T26">Binário </text:span>→ algo que tem duas unidades, composto por dois elementos. <text:span text:style-name="T144">A i</text:span>nformática tem o código binário determinando as instruções para um computador. A menor instrução para o computador é o bit(binary digit → digito binário) contendo somente 2 dígitos<text:span text:style-name="T132">(0 ou 1)</text:span> que podem ser partilhados <text:span text:style-name="T132">ou armazenados.</text:span></text:p>
      <text:p text:style-name="P25">Resumo:</text:p>
      <text:p text:style-name="Standard"><text:span text:style-name="T145">-</text:span><text:span text:style-name="T132"><text:line-break/></text:span><text:span text:style-name="T34">Blob</text:span><text:span text:style-name="T132"> é um objeto porque podemos perceber um conteúdo que existe. E esse conteúdo existente é formado </text:span><text:span text:style-name="T144">por</text:span><text:span text:style-name="T132"> informações binarias, ou seja, contém: letras, números ou os dois. </text:span><text:span text:style-name="T133">E este objeto guarda informação com volume grande de conteúdo dentro dele.</text:span></text:p>
      <text:p text:style-name="P21">Exemplo de numeração de identificação com objeto Blob</text:p>
      <text:p text:style-name="P96">A função <text:span text:style-name="T35">echo</text:span> pega uma string e imprime na tela da saída</text:p>
      <text:p text:style-name="P97"><text:span text:style-name="T26">git hash-object </text:span>é um função do git que espera receber um arquivo</text:p>
      <text:p text:style-name="P97"><text:span text:style-name="T26">--</text:span><text:span text:style-name="T42">stdin </text:span><text:span text:style-name="T136">→ essa fleg é para que a função do git, que espera receber um arquivo, entenda que o que vamos mandar é </text:span><text:span text:style-name="T144">s</text:span><text:span text:style-name="T136">o</text:span><text:span text:style-name="T144">mente</text:span><text:span text:style-name="T136"> texto “</text:span><text:span text:style-name="T137">c</text:span><text:span text:style-name="T136">onteúdo” e não um arquivo.</text:span></text:p>
      <text:p text:style-name="P98"><draw:custom-shape text:anchor-type="paragraph" draw:z-index="9" draw:name="Forma 3" draw:style-name="gr66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65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98"/>
      <text:p text:style-name="P100">Neste segundo exemplo usamos a função <text:span text:style-name="T26">openssl </text:span>e não uma função git. </text:p>
      <text:p text:style-name="P99"><draw:frame draw:style-name="fr2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87"><draw:custom-shape text:anchor-type="paragraph" draw:z-index="13" draw:name="Forma 6" draw:style-name="gr63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64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0">A numeração gerada é outra </text:p>
      <text:p text:style-name="P101">A numeração diferente acontece porque os arquivos do git, ou seja, arquivos que o git manipula, ficam guardados dentro do objeto chamado Blob.</text:p>
      <text:p text:style-name="P101">O objeto Blob contém mentados, ou seja, Blob <text:span text:style-name="T146">são</text:span> dado<text:span text:style-name="T146">s e temos i</text:span>nformações sobre o próprio.</text:p>
      <text:p text:style-name="P101"><draw:frame draw:style-name="fr2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104"><text:span text:style-name="T140">O objeto Blob tem </text:span><text:span text:style-name="T141">o seguinte metadados</text:span><text:span text:style-name="T140">:</text:span><text:span text:style-name="T138"> </text:span></text:p>
      <text:p text:style-name="P102"><text:span text:style-name="T35">O tipo</text:span> → Blob</text:p>
      <text:p text:style-name="P102"><text:span text:style-name="T35">Tamanho</text:span> → 42</text:p>
      <text:p text:style-name="P13">Barra para esquerda + 0</text:p>
      <text:p text:style-name="P102"><text:span text:style-name="T35">Conteúdo do arquivo</text:span> → Ola Mundo</text:p>
      <text:p text:style-name="Standard"><text:s text:c="2"/></text:p>
      <text:p text:style-name="Standard"/>
      <text:p text:style-name="P102"><draw:custom-shape text:anchor-type="paragraph" draw:z-index="16" draw:name="Forma 7" draw:style-name="gr62" draw:text-style-name="P206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04"><draw:custom-shape text:anchor-type="paragraph" draw:z-index="17" draw:name="Forma 8" draw:style-name="gr61" draw:text-style-name="P206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60" draw:text-style-name="P208" svg:x1="5.89cm" svg:y1="0.436cm" svg:x2="5.915cm" svg:y2="0.459cm"><text:p/></draw:line><draw:frame draw:style-name="fr2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104"/>
      <text:p text:style-name="P104"/>
      <text:p text:style-name="P104"/>
      <text:p text:style-name="P104"/>
      <text:p text:style-name="P104"/>
      <text:p text:style-name="P17"/>
      <text:p text:style-name="P16">Objeto Tree</text:p>
      <text:p text:style-name="Standard"/>
      <text:p text:style-name="P105">Tree <text:span text:style-name="T143">significa </text:span>arvores.</text:p>
      <text:p text:style-name="P107">Tree armazenam Blob.</text:p>
      <text:p text:style-name="P107">Blob é o bloco básico de composição, e as arvores(Tree) vão armazenado e apontando para diferentes Blobs.</text:p>
      <text:p text:style-name="P107"/>
      <text:p text:style-name="P107"><draw:frame draw:style-name="fr2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107"/>
      <text:p text:style-name="P103"/>
      <text:p text:style-name="P14">O tipo</text:p>
      <text:p text:style-name="P14">Tamanho</text:p>
      <text:p text:style-name="P14">Barra para esquerda + 0</text:p>
      <text:p text:style-name="P103"><draw:custom-shape text:anchor-type="paragraph" draw:z-index="24" draw:name="Forma 14" draw:style-name="gr55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54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47">Blob</text:span></text:p>
      <text:p text:style-name="P15"><draw:custom-shape text:anchor-type="paragraph" draw:z-index="22" draw:name="Forma 12" draw:style-name="gr57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56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20" draw:name="Forma 9" draw:style-name="gr59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58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39">Observação:</text:span> <text:span text:style-name="T82">Blob não guarda nome do arquivo </text:span></text:p>
      <text:p text:style-name="P15"/>
      <text:p text:style-name="P15"/>
      <text:p text:style-name="P108"/>
      <text:p text:style-name="Standard"><text:span text:style-name="T37">Resumo: </text:span><text:span text:style-name="T148">Arvores são responsáveis para montar todo a estruturas de onde estão os arquivos. </text:span></text:p>
      <text:p text:style-name="P109"><draw:frame draw:style-name="fr2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109">Apontam tanto para Blobs ou outras arvores. Assim como diretórios podem conter outros diretórios dentro de si, arvores fazem o mesmo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Observação</text:p>
      <text:p text:style-name="P110">Tree tem <text:span text:style-name="T149">seu </text:span>SHA1, <text:span text:style-name="T149">ou seja, sua numeração encriptada de 40 dígitos.</text:span><text:span text:style-name="T45"><text:line-break/></text:span>Tree e b<text:span text:style-name="T149">lobs estão relacionadas. Quando um arquivo de um blob é alterado, o SHA1 desse blob é alterado e assim consequentemente o SHA1 da Tree também é alterado.</text:span></text:p>
      <text:p text:style-name="P12">Commit</text:p>
      <text:p text:style-name="P111">Objeto mais importante.</text:p>
      <text:p text:style-name="P111">Objeto que Junta tudo, que da sentindo para alteração que foi feita.</text:p>
      <text:p text:style-name="P27"><draw:frame draw:style-name="fr2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30">-Tipo</text:p>
      <text:p text:style-name="P30">-Tamanho</text:p>
      <text:p text:style-name="P30">-Aponta para Tree(Arvore)</text:p>
      <text:p text:style-name="P31"/>
      <text:p text:style-name="Standard"><draw:custom-shape text:anchor-type="paragraph" draw:z-index="28" draw:name="Forma 15" draw:style-name="gr53" draw:text-style-name="P207" svg:width="0.964cm" svg:height="0.461cm" svg:x="5.096cm" svg:y="0.346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31"/>
      <text:p text:style-name="P112"><text:span text:style-name="T26">-Aponta para um autor, </text:span><text:span text:style-name="T49">quem fez o commit</text:span></text:p>
      <text:p text:style-name="P33"/>
      <text:p text:style-name="P33"/>
      <text:p text:style-name="P32">-Aponta para uma mensagem, ou seja, explicação do porque deste commit.</text:p>
      <text:p text:style-name="P113"/>
      <text:p text:style-name="P32">-Timestamp – carimbo de tempo, ou seja, horário e data que fora criado o commit.</text:p>
      <text:p text:style-name="P32"><draw:frame draw:style-name="fr2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113">Commit também possui SHA1. Isso significa que em cada alteração de uma blob altera o SHA1 da arvore que altera o SHA1 do commit também.</text:p>
      <text:p text:style-name="P113"/>
      <text:p text:style-name="P114">O fato de um commit apontar para um parente, indica uma segurança pois com isso se cria uma linha do tempo, um histórico sobre commit e seu autor. Portanto não tem como alguém agir maliciosamente. </text:p>
      <text:p text:style-name="P29"/>
      <text:p text:style-name="P29"/>
      <text:p text:style-name="P28"><text:soft-page-break/>Git - Sistema distribuído Seguro</text:p>
      <text:p text:style-name="P91">Git distribuído porque:</text:p>
      <text:p text:style-name="P115">No repositório do git está o projeto <text:span text:style-name="T150">ou os projetos </text:span>com os código<text:span text:style-name="T150">s</text:span>, ou seja, na nuvem temos o projeto<text:span text:style-name="T150">(s)</text:span> <text:span text:style-name="T150">com a versão mais recente </text:span>de forma mais confiável e único.</text:p>
      <text:p text:style-name="P115">Em um projeto grande temos pessoas confiáveis trabalhando para manter este projeto funcionando perfeitamente.</text:p>
      <text:p text:style-name="P115">E estes precisam clonar este projeto para trabalhar nele. Assim temos um histórico de quem fez a clonagem e quem esta mexendo e em que ponto foi mexido.</text:p>
      <text:p text:style-name="P116">Então sendo assim, temos cópias do projeto confiável em mais de uma maquina, ou seja, uma distribuição do projeto.<text:line-break/><text:span text:style-name="T150">Caso aconteça algo com a nuvem, teremos cópias confiáveis do projeto para substituir e todo um histórico bem informativo.</text:span></text:p>
      <text:p text:style-name="P116"/>
      <text:p text:style-name="P47">Chaves SSH e Tokens</text:p>
      <text:p text:style-name="P47"/>
      <text:p text:style-name="Standard"><draw:frame draw:style-name="fr3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17">Quando fosse empurrar o código para a plataforma não seria possível somente com usuario e senha.</text:p>
      <text:p text:style-name="P117">Seria exigido um novo processo de autenticação: <text:span text:style-name="T151">Chave SSH e Token.</text:span></text:p>
      <text:p text:style-name="P117"/>
      <text:p text:style-name="P117"/>
      <text:p text:style-name="P5">Chave SSH</text:p>
      <text:p text:style-name="Standard">É <text:span text:style-name="T151">uma forma de estabelecer uma conexão segura e encriptada entre duas maquinas.</text:span></text:p>
      <text:p text:style-name="P118">A ideia é configurar nossa maquina para que o servidor do git entenda que essa é uma maquina confiável. Feita com duas chaves, chave publica e outra privada.</text:p>
      <text:p text:style-name="P118">A chave publica sera colocada no git por nó<text:span text:style-name="T152">s</text:span>. <text:span text:style-name="T152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19">A vantagem de configurar a SSH é que não fica pedindo <text:span text:style-name="T153">nome de usuario, token, </text:span>senha <text:span text:style-name="T153">etc. </text:span>ao manipular arquivo com o git.</text:p>
      <text:p text:style-name="P121"><text:s/><text:span text:style-name="T153">Ela é configurada com três etapas:</text:span></text:p>
      <text:p text:style-name="P53">1º Cria as Chaves</text:p>
      <text:p text:style-name="P53">2º Adiciona esta chave no git</text:p>
      <text:p text:style-name="P122"><text:span text:style-name="T59">3º Cria o agent de descriptografia.</text:span><text:span text:style-name="T153"><text:line-break/></text:span></text:p>
      <text:p text:style-name="P63"/>
      <text:p text:style-name="P122"><text:soft-page-break/><text:span text:style-name="T57">1º</text:span><text:span text:style-name="T157"> </text:span><text:span text:style-name="T158">Criar as chaves e diretório</text:span></text:p>
      <text:p text:style-name="P120"><text:span text:style-name="T153">Pelo terminal digite o comando→ </text:span><text:span text:style-name="T50">ssh-keygen -t ed25519 -C</text:span><text:span text:style-name="T153"> </text:span><text:span text:style-name="T154">+ </text:span><text:span text:style-name="T51">seu e-mail configurado no git</text:span><text:span text:style-name="T154">.</text:span></text:p>
      <text:p text:style-name="P123">Observação: <text:span text:style-name="T26">ed25519 </text:span>é o id da chave.</text:p>
      <text:p text:style-name="P118"><draw:custom-shape text:anchor-type="paragraph" draw:z-index="31" draw:name="Forma 16" draw:style-name="gr52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49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25"><draw:custom-shape text:anchor-type="paragraph" draw:z-index="32" draw:name="Forma 17" draw:style-name="gr51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5"><draw:custom-shape text:anchor-type="paragraph" draw:z-index="33" draw:name="Forma 18" draw:style-name="gr50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26"><draw:custom-shape text:anchor-type="paragraph" draw:z-index="35" draw:name="Forma 20" draw:style-name="gr48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.</text:span><text:span text:style-name="T52">pub é a chave publica, sem é a privada.</text:span></text:p>
      <text:p text:style-name="P35"/>
      <text:p text:style-name="P35"><draw:custom-shape text:anchor-type="paragraph" draw:z-index="37" draw:name="Forma 21" draw:style-name="gr46" draw:text-style-name="P206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5"><draw:custom-shape text:anchor-type="paragraph" draw:z-index="36" draw:name="Forma 22" draw:style-name="gr47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44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43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4"/>
      <text:p text:style-name="P34"/>
      <text:p text:style-name="P34"/>
      <text:p text:style-name="P34"><draw:custom-shape text:anchor-type="paragraph" draw:z-index="41" draw:name="Forma 25" draw:style-name="gr42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7">Nome da criptografia</text:p>
      <text:p text:style-name="P124"/>
      <text:p text:style-name="P124"/>
      <text:p text:style-name="P127"><draw:custom-shape text:anchor-type="paragraph" draw:z-index="38" draw:name="Forma 24" draw:style-name="gr45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28"><draw:custom-shape text:anchor-type="paragraph" draw:z-index="42" draw:name="Forma 27" draw:style-name="gr41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24"/>
      <text:p text:style-name="P128"><draw:custom-shape text:anchor-type="paragraph" draw:z-index="43" draw:name="Forma 28" draw:style-name="gr40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24"/>
      <text:p text:style-name="Standard"><text:span text:style-name="T28">2º </text:span><text:span text:style-name="T85">Copiar a chave publica para colar no git e assim o git pode reconhecer nossa maquina como confiável.</text:span><text:span text:style-name="T86"> </text:span></text:p>
      <text:p text:style-name="P129"><draw:frame draw:style-name="fr2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29"><draw:custom-shape text:anchor-type="paragraph" draw:z-index="45" draw:name="Forma 30" draw:style-name="gr39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29"/>
      <text:p text:style-name="P129"><text:span text:style-name="T26">Observação: </text:span>neste caso a chave a ser copiada será a publica.</text:p>
      <text:p text:style-name="P45">Copiando a chave </text:p>
      <text:p text:style-name="P129">Com o comando <text:span text:style-name="T26">cat</text:span> + <text:span text:style-name="T26">o_nome_do_arquivo </text:span>podemos ver o conteúdo do arquivo.</text:p>
      <text:p text:style-name="P129"><draw:frame draw:style-name="fr2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29"><text:s/><text:span text:style-name="T52">Conteúdo do arquivo que é a chave</text:span></text:p>
      <text:p text:style-name="P134">Uma vez que chave aparece, <text:span text:style-name="T155">selecione-a </text:span><text:s/><text:span text:style-name="T155">e a </text:span>copie, <text:span text:style-name="T155">para ser colada no </text:span>github.</text:p>
      <text:p text:style-name="P134"/>
      <text:p text:style-name="P134"><draw:frame draw:style-name="fr2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55">no canto direito sobre sua foto, abra o menu e escolha settings. <text:s/></text:span></text:p>
      <text:p text:style-name="Standard"><draw:custom-shape text:anchor-type="paragraph" draw:z-index="50" draw:name="Forma 31" draw:style-name="gr37" draw:text-style-name="P206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30">Do lado esquerdo agora escolha SSH and GPG keys</text:p>
      <text:p text:style-name="P130"><draw:custom-shape text:anchor-type="paragraph" draw:z-index="49" draw:name="Forma 29" draw:style-name="gr38" draw:text-style-name="P206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50">Clique em<draw:frame draw:style-name="fr2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6" draw:name="Forma 33" draw:style-name="gr35" draw:text-style-name="P206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Col<draw:frame draw:style-name="fr2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1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Feito isso estará criada o seu SSH. Com a possibilidade de deletar se necessário.</text:p>
      <text:p text:style-name="P51"><draw:custom-shape text:anchor-type="paragraph" draw:z-index="55" draw:name="Forma 32" draw:style-name="gr36" draw:text-style-name="P206" svg:width="16.165cm" svg:height="2.622cm" svg:x="0.67cm" svg:y="2.711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72">e</text:span>rentes e usá-los. Todos aparecerão aqui com seus apelidos dados.</text:p>
      <text:p text:style-name="Standard"/>
      <text:p text:style-name="P131"><text:span text:style-name="T29">3º</text:span><text:span text:style-name="T58"> </text:span>iniciar o <text:span text:style-name="T35">SSH agent</text:span></text:p>
      <text:p text:style-name="P132">O <text:span text:style-name="T35">SSH agent</text:span> é <text:span text:style-name="T161">um gerenciador de chaves ssh. Fi</text:span>ca responsável de pegar chaves e lhe dar com elas.</text:p>
      <text:p text:style-name="P132">Para criar use os comando abaixo. <text:s/></text:p>
      <text:p text:style-name="P36"><draw:frame draw:style-name="fr2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6"/>
      <text:p text:style-name="P36"/>
      <text:p text:style-name="Standard"><text:span text:style-name="T26">pid 56526</text:span> <text:span text:style-name="T156">indica que esta</text:span><text:span text:style-name="T159">m</text:span><text:span text:style-name="T156">os inicializando um processo que vai r</text:span><text:span text:style-name="T159">o</text:span><text:span text:style-name="T156">dar de p</text:span><text:span text:style-name="T159">la</text:span><text:span text:style-name="T156">no de fundo</text:span></text:p>
      <text:p text:style-name="Standard"/>
      <text:p text:style-name="P135"><text:span text:style-name="T162">Após a criação do </text:span><text:span text:style-name="T60">agent</text:span><text:span text:style-name="T162">, </text:span><text:span text:style-name="T161">p</text:span><text:span text:style-name="T18">ara que a conexão funcione, devemos adicionar a chave privada nesse gerenciador. </text:span><text:span text:style-name="T162">Assim todo vez que chegar uma </text:span><text:span text:style-name="T60">criptografia </text:span><text:span text:style-name="T162">com essa chave, o agent usará nossa </text:span><text:span text:style-name="T60">chave privada</text:span><text:span text:style-name="T162"> para descriptografar essa mensagem.</text:span></text:p>
      <text:p text:style-name="P76"><text:s/>Para isso vamos executar os códigos:</text:p>
      <text:p text:style-name="P133"><draw:custom-shape text:anchor-type="paragraph" draw:z-index="59" draw:name="Forma 34" draw:style-name="gr34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52"><draw:custom-shape text:anchor-type="paragraph" draw:z-index="60" draw:name="Forma 35" draw:style-name="gr33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32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60">quando crio as chaves </text:span>SSH.</text:p>
      <text:p text:style-name="P37">Informando que foi adicionado o agent</text:p>
      <text:p text:style-name="P37"/>
      <text:p text:style-name="P3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Clonando o Repositório <text:span text:style-name="T188">para testar </text:span>a chave ssh <text:span text:style-name="T188">configurada</text:span></text:p>
      <text:p text:style-name="P144">Para <text:span text:style-name="T188">isso </text:span>precisa ter criado um repositório no git.</text:p>
      <text:p text:style-name="P136">Vá até o Git e escolha o repositório que quer clonar <text:span text:style-name="T163">e entre nele</text:span>. <text:s/>N<text:span text:style-name="T188">o meu </text:span>caso escolh<text:span text:style-name="T188">i</text:span> o <text:span text:style-name="T188">repositório que criei </text:span><text:span text:style-name="T26">Curso_Ruby</text:span></text:p>
      <text:p text:style-name="P136"><draw:custom-shape text:anchor-type="paragraph" draw:z-index="64" draw:name="Forma 37" draw:style-name="gr31" draw:text-style-name="P206" svg:width="1.973cm" svg:height="0.578cm" svg:x="2.332cm" svg:y="4.02cm"><text:p/><draw:enhanced-geometry svg:viewBox="0 0 21600 21600" draw:type="rectangle" draw:enhanced-path="M 0 0 L 21600 0 21600 21600 0 21600 0 0 Z N"/></draw:custom-shape><draw:frame draw:style-name="fr2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37">Dentro do repositório perceba que você tem o botão verde Code. E neste tem os endereços: HTTPS, SSH, GitHub CLI <text:s/></text:p>
      <text:p text:style-name="P137"><draw:custom-shape text:anchor-type="paragraph" draw:z-index="71" draw:name="Forma 40" draw:style-name="gr29" draw:text-style-name="P206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28" draw:text-style-name="P206" svg:width="7.769cm" svg:height="2.717cm" svg:x="8.128cm" svg:y="3.983cm"><text:p/><draw:enhanced-geometry svg:viewBox="0 0 21600 21600" draw:type="rectangle" draw:enhanced-path="M 0 0 L 21600 0 21600 21600 0 21600 0 0 Z N"/></draw:custom-shape><draw:frame draw:style-name="fr2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37">Clique em SSH e copie o endereço. <text:s/><draw:frame draw:style-name="fr2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>Abra o terminal e verifique onde esta com pwd depois de um ls para ver as pasta dentro deste repositorio. <text:s/></text:p>
      <text:p text:style-name="P137"><draw:frame draw:style-name="fr2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37"/>
      <text:p text:style-name="P137"/>
      <text:p text:style-name="P137"/>
      <text:p text:style-name="P137"/>
      <text:p text:style-name="P137"/>
      <text:p text:style-name="P137"><text:soft-page-break/>Escreva o comando <text:span text:style-name="T26">git clone,</text:span> cole o endereço copiado do SSH <text:span text:style-name="T164">e aperte enter</text:span>. <text:span text:style-name="T164">Insira a senha da chave e vera que será clonado o repósitorio se estiver tudo certo.</text:span></text:p>
      <text:p text:style-name="P57"><draw:frame draw:style-name="fr2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37"/>
      <text:p text:style-name="P137"/>
      <text:p text:style-name="P137"/>
      <text:p text:style-name="P138">Após isso de um<text:span text:style-name="T26"> ls</text:span> e verá o repositorio <text:span text:style-name="T189">que estava no </text:span><text:span text:style-name="T64">git</text:span><text:span text:style-name="T189">,</text:span> clonado <text:span text:style-name="T189">na sua maquina, dentro do repositorio da sua maquina mostrado com o comando pwd</text:span>.</text:p>
      <text:p text:style-name="P138"><draw:custom-shape text:anchor-type="paragraph" draw:z-index="69" draw:name="Forma 38" draw:style-name="gr30" draw:text-style-name="P206" svg:width="2.571cm" svg:height="0.481cm" svg:x="-0.961cm" svg:y="5.424cm"><text:p/><draw:enhanced-geometry svg:viewBox="0 0 21600 21600" draw:type="rectangle" draw:enhanced-path="M 0 0 L 21600 0 21600 21600 0 21600 0 0 Z N"/></draw:custom-shape><draw:frame draw:style-name="fr2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9">Existe a configuração de Token, porem com a chave ssh é melhor <text:span text:style-name="T165">e eficaz e, </text:span>mais segura.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5"/>
      <text:p text:style-name="P138"/>
      <text:p text:style-name="P138"/>
      <text:p text:style-name="P138"/>
      <text:p text:style-name="P18"/>
      <text:p text:style-name="P18"><text:soft-page-break/>Comandos Git.</text:p>
      <text:p text:style-name="P147"/>
      <text:p text:style-name="P146">- <text:span text:style-name="T173">git clone – </text:span><text:span text:style-name="T107">Clona um repositório que esta no git para um local na sua maquina</text:span></text:p>
      <text:p text:style-name="P58">- git init <text:span text:style-name="T164">- </text:span><text:span text:style-name="T92">Inici</text:span><text:span text:style-name="T91">a uma conexão entre o repositorio </text:span><text:span text:style-name="T96">da sua maquina</text:span><text:span text:style-name="T91"> e o </text:span><text:span text:style-name="T92">Git</text:span></text:p>
      <text:p text:style-name="P58"><text:span text:style-name="T174">- </text:span><text:span text:style-name="T175">git status –</text:span><text:span text:style-name="T93"> Mostra como estão as coisas entre o git e o repositório </text:span><text:span text:style-name="T96">da sua maquina</text:span><text:span text:style-name="T93"> no momento</text:span></text:p>
      <text:p text:style-name="P58"><text:span text:style-name="T174">- </text:span><text:span text:style-name="T175">git pull –</text:span><text:span text:style-name="T93"> Atuliza o repositório da maquina com o repositório do git, alinhando </text:span><text:span text:style-name="T95">as versões do App/Projeto</text:span><text:span text:style-name="T93"> para que fiquem com </text:span><text:span text:style-name="T96">a</text:span><text:span text:style-name="T93">s mesm</text:span><text:span text:style-name="T96">a</text:span><text:span text:style-name="T93">s </text:span><text:span text:style-name="T96">linhas de código </text:span><text:span text:style-name="T102">em ambos os lugares</text:span><text:span text:style-name="T93">.</text:span></text:p>
      <text:p text:style-name="P60">- git add – <text:span text:style-name="T110">Quando clonamos ou inicializamos um repósitiro e começamos a produzir um arquivo com código etc. este ainda está na memoria. </text:span><text:span text:style-name="T111">Por esse motivo precisamos usar este comando </text:span>git add <text:span text:style-name="T111"><text:s/>para adicionar de fato o conteúdo produzido ao repositorio da maquina </text:span><text:span text:style-name="T112">e não lá na plataforma do git na nuvem</text:span><text:span text:style-name="T82">. </text:span><text:span text:style-name="T113">Porém mesmo assim depois de </text:span><text:span text:style-name="T197">git add</text:span><text:span text:style-name="T113">, precisamos dar o </text:span><text:span text:style-name="T197">commit</text:span><text:span text:style-name="T113">.</text:span></text:p>
      <text:p text:style-name="P58">- git commit – <text:span text:style-name="T82">Este comando é uma confirmação que tudo o que foi </text:span><text:span text:style-name="T112">produzido e adicionado na maquina</text:span><text:span text:style-name="T82">, é real e deve </text:span><text:span text:style-name="T107">ficar</text:span><text:span text:style-name="T82"> assim.</text:span></text:p>
      <text:p text:style-name="P58">- <text:span text:style-name="T178">git pu</text:span><text:span text:style-name="T187">s</text:span><text:span text:style-name="T178">h – </text:span><text:span text:style-name="T108">Empurra tudo o que foi feito, </text:span><text:span text:style-name="T109">adicionado, commitado na sua maquina,</text:span><text:span text:style-name="T108"> para o git.</text:span></text:p>
      <text:p text:style-name="P61"><text:span text:style-name="T181">- </text:span><text:span text:style-name="T182">git branch – </text:span><text:span text:style-name="T94">Branch significa </text:span><text:span text:style-name="T103">ramo, ramo de uma arvore. A branch main/master é a arvore toda. Q</text:span><text:span text:style-name="T97">uando </text:span><text:span text:style-name="T103">trabalhamos</text:span><text:span text:style-name="T97"> </text:span><text:span text:style-name="T103">com vários </text:span><text:span text:style-name="T97">devs</text:span><text:span text:style-name="T103"> </text:span><text:span text:style-name="T97">em um mesmo App/Projeto, cada dev cria sua branch, </text:span><text:span text:style-name="T105">ou seja, seu ramo,</text:span><text:span text:style-name="T97"> </text:span><text:span text:style-name="T98">e dão um nome para elas</text:span><text:span text:style-name="T97"> e assim não trabalham </text:span><text:span text:style-name="T103">todos juntos </text:span><text:span text:style-name="T97">direto na </text:span><text:span text:style-name="T103">main/</text:span><text:span text:style-name="T97">master </text:span><text:span text:style-name="T105">criando conflitos</text:span><text:span text:style-name="T97">. Após concluir o trabalho, adicionam </text:span><text:span text:style-name="T98">essas </text:span><text:span text:style-name="T97">mudanças em suas branch </text:span><text:span text:style-name="T98">com o </text:span><text:span text:style-name="T180">git add</text:span><text:span text:style-name="T97">, commitam </text:span><text:span text:style-name="T98">com o </text:span><text:span text:style-name="T180">git commit</text:span><text:span text:style-name="T97"> para confirmar as mudanças na suas branch, e depois se falam para empurrarem </text:span><text:span text:style-name="T99">o App/Projeto </text:span><text:span text:style-name="T98">de suas maquinas </text:span><text:span text:style-name="T97">para </text:span><text:span text:style-name="T103">a main/master</text:span><text:span text:style-name="T97">.</text:span></text:p>
      <text:p text:style-name="P59"><text:span text:style-name="T97">Quando um </text:span><text:span text:style-name="T98">termina </text:span><text:span text:style-name="T99">sua tarefa </text:span><text:span text:style-name="T98">antes de usar o push e </text:span><text:span text:style-name="T97">empurrar </text:span><text:span text:style-name="T98">da sua maquina para o git, </text:span><text:span text:style-name="T99">primeiro usam o </text:span><text:span text:style-name="T183">git add</text:span><text:span text:style-name="T99"> para adicionarem as mudanças feitas que estão na branch na </text:span><text:span text:style-name="T106">main/</text:span><text:span text:style-name="T99">master. Depois commitam com o </text:span><text:span text:style-name="T183">git commit</text:span><text:span text:style-name="T99"> <text:s/>para confirmarem este adicionamento na </text:span><text:span text:style-name="T106">main/</text:span><text:span text:style-name="T99">master. </text:span></text:p>
      <text:p text:style-name="P62"><text:span text:style-name="T99">Após isso o outro dev que esperava todo esse processo </text:span><text:span text:style-name="T100">de seu amigo, </text:span><text:span text:style-name="T99">precisa dar um </text:span><text:span text:style-name="T183">git pull</text:span><text:span text:style-name="T99"> da </text:span><text:span text:style-name="T183">master </text:span><text:span text:style-name="T184">e </text:span><text:span text:style-name="T100">receber as atualização da branch do seu colega dev, que foi passada para </text:span><text:span text:style-name="T184">master</text:span><text:span text:style-name="T100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1">com o </text:span><text:span text:style-name="T185">git add </text:span><text:span text:style-name="T101">e </text:span><text:span text:style-name="T185">git commit</text:span><text:span text:style-name="T97">.<text:line-break/></text:span><text:span text:style-name="T104">Caso não de um </text:span><text:span text:style-name="T186">git pull </text:span><text:span text:style-name="T104">e de um</text:span><text:span text:style-name="T186"> git push </text:span><text:span text:style-name="T104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Criando um repósitorio <text:span text:style-name="T199">local, ou seja, ma minha maquina, </text:span>para <text:span text:style-name="T199">guardar c</text:span>o<text:span text:style-name="T199">isas</text:span> <text:span text:style-name="T199">que tera relação com o </text:span>git.</text:p>
      <text:p text:style-name="P95"/>
      <text:p text:style-name="P150">Quando abrimos o terminal e damos um pwd para sabermos onde estamos, por padrão estamos dentro do repositório principal.</text:p>
      <text:p text:style-name="P151">Com <text:span text:style-name="T26">ls</text:span> vemos quais pastas estão dentro desse repositório</text:p>
      <text:p text:style-name="P140"><draw:frame draw:style-name="fr2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Standard">Aqui dentro <text:span text:style-name="T199">do repósitorio padrão, </text:span><text:span text:style-name="T198">vamos criar uma pasta chamada workspace que será a pasta de </text:span><text:span text:style-name="T199">trabalho e </text:span><text:span text:style-name="T198">conexão com o git.</text:span></text:p>
      <text:p text:style-name="Standard"><draw:frame draw:style-name="fr2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27" draw:text-style-name="P206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2">Dentro dessa pasta workspace, quero colocar este documento de meus estudos do git, e depois empurrar ele para o repositório do git na nuvem, e ver pela plataforma github <text:span text:style-name="T200">este documento armazenado no git.</text:span></text:p>
      <text:p text:style-name="P153"><text:span text:style-name="T35">Criarei uma pasta chamada</text:span> estudogit <text:span text:style-name="T35">dentro de</text:span> workspace.</text:p>
      <text:p text:style-name="P153"><draw:frame draw:style-name="fr2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52"><draw:custom-shape text:anchor-type="paragraph" draw:z-index="77" draw:name="Forma 42" draw:style-name="gr2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3">Pasta criada</text:p>
      <text:p text:style-name="P153"/>
      <text:p text:style-name="P152"><text:span text:style-name="T201">Dentro desta pasta que vai receber o arquivo estudogit, vou</text:span> iniciar <text:span text:style-name="T201">a conexão </text:span><text:span text:style-name="T202">entre esta pasta e o repositorio do </text:span>git <text:span text:style-name="T202">na nuvem, </text:span>com <text:span text:style-name="T202">o comando </text:span><text:span text:style-name="T26">git init</text:span>. <text:s/></text:p>
      <text:p text:style-name="P154"><draw:custom-shape text:anchor-type="paragraph" draw:z-index="79" draw:name="Forma 43" draw:style-name="gr25" draw:text-style-name="P207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54"><draw:custom-shape text:anchor-type="paragraph" draw:z-index="80" draw:name="Forma 44" draw:style-name="gr2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0">I</text:span>niciei o git.</text:p>
      <text:p text:style-name="P152"><text:s/><text:span text:style-name="T176">Em amarelo o git diz que o nome da branch que ele criou por padrão, sera master. Este nome </text:span><text:span text:style-name="T177">padrão</text:span><text:span text:style-name="T176"> pode ser modificado e </text:span><text:span text:style-name="T177">o git </text:span><text:span text:style-name="T176">da dicas de como fazer.</text:span></text:p>
      <text:p text:style-name="P155"><draw:custom-shape text:anchor-type="paragraph" draw:z-index="81" draw:name="Forma 45" draw:style-name="gr2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03">estudogit</text:span> está vazio, mostra o endereço <text:span text:style-name="T200">do </text:span>repositório <text:span text:style-name="T200">que está </text:span>na minha maquina, e confirma a conexão criando uma pasta chamada <text:span text:style-name="T204">ponto </text:span>git. <text:span text:style-name="T205">Esta pasta é uma pasta gerencial do git, </text:span><text:span text:style-name="T204">onde</text:span><text:span text:style-name="T205"> fica </text:span><text:span text:style-name="T204">as estruturas </text:span><text:span text:style-name="T205">que vai dar condições de gerenciar o versionamento: chave </text:span><text:span text:style-name="T204">SSH</text:span><text:span text:style-name="T205">, </text:span><text:span text:style-name="T204">token, </text:span><text:span text:style-name="T205">SHA1 etc..</text:span></text:p>
      <text:p text:style-name="P156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52"><text:soft-page-break/><text:s/><draw:frame draw:style-name="fr2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52"/>
      <text:p text:style-name="P157">entrando na pasta</text:p>
      <text:p text:style-name="P157"><draw:custom-shape text:anchor-type="paragraph" draw:z-index="83" draw:name="Forma 46" draw:style-name="gr22" draw:text-style-name="P206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57">objects →guarda chave <text:span text:style-name="T206">ssh</text:span>, SHA1 etc.</text:p>
      <text:p text:style-name="P152"/>
      <text:p text:style-name="P173"><text:span text:style-name="T67">Criando configuração </text:span><text:span text:style-name="T68">autor</text:span><text:span text:style-name="T67"> se é a 1º vez que se usa </text:span><text:span text:style-name="T69">o </text:span><text:span text:style-name="T67">git</text:span></text:p>
      <text:p text:style-name="P158">Como o futuro commit vai requerer um autor, e com este autor é que sabemos quem mexeu no App/Projeto, precisamos configurar <text:span text:style-name="T207">este autor fornecendo</text:span> <text:span text:style-name="T70">user name </text:span><text:span text:style-name="T114">e </text:span><text:span text:style-name="T70">e-mail </text:span><text:span text:style-name="T208">com os comando:</text:span></text:p>
      <text:p text:style-name="P159">- git confing --global user.email + “o_e-mail” <text:s/><text:span text:style-name="T209">insira seu e-mail</text:span></text:p>
      <text:p text:style-name="P159">- git confing –global user.name + “o_usuario” <text:span text:style-name="T209">insira se usuario</text:span></text:p>
      <text:p text:style-name="P158"><draw:frame draw:style-name="fr2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86">inseri os comando no terminal e tecle enter para confirmar.</text:p>
      <text:p text:style-name="P186"/>
      <text:p text:style-name="P174"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74"><draw:custom-shape text:anchor-type="paragraph" draw:z-index="86" draw:name="Forma 47" draw:style-name="gr21" draw:text-style-name="P206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7" draw:name="Forma 48" draw:style-name="gr20" draw:text-style-name="P206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8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74">Na cor laranja é o local de origem e ao final de .odt tem um espaço.</text:p>
      <text:p text:style-name="P174">Na cor vermelho é o local de destino.</text:p>
      <text:p text:style-name="P174"><text:s/></text:p>
      <text:p text:style-name="P175">Navegando até o local podemos ver o arquivo dentro</text:p>
      <text:p text:style-name="P174"><draw:frame draw:style-name="fr2" draw:name="Figura40" text:anchor-type="char" svg:x="-1.468cm" svg:y="0.072cm" svg:width="17cm" svg:height="3.129cm" draw:z-index="88"><draw:image xlink:href="Pictures/10000000000003A1000000AB3E61B04744ED88F4.png" xlink:type="simple" xlink:show="embed" xlink:actuate="onLoad" draw:mime-type="image/png"/></draw:frame><text:s text:c="2"/></text:p>
      <text:p text:style-name="P175">Quando dei um git status para ver como estamos tenho a seguinte informação:</text:p>
      <text:p text:style-name="P175"><draw:custom-shape text:anchor-type="paragraph" draw:z-index="90" draw:name="Forma 49" draw:style-name="gr1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Forma 50" draw:style-name="gr18" draw:text-style-name="P206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8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10">e nem monitorados.</text:span></text:p>
      <text:p text:style-name="P176">Aqui podemos ver que o git diz que não tem nada adicionada ao git mas tem arquivos para isso. Também da uma dica como adicionar com o comando <text:span text:style-name="T26">git add</text:span>.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><text:soft-page-break/>Ao usar o <text:span text:style-name="T26">git add</text:span> e <text:span text:style-name="T26">indicar o nome do arquivo</text:span> temos:</text:p>
      <text:p text:style-name="P195"><draw:frame draw:style-name="fr2" draw:name="Figura42" text:anchor-type="char" svg:x="-1.921cm" svg:y="0.055cm" svg:width="16.801cm" svg:height="5.001cm" draw:z-index="92"><draw:image xlink:href="Pictures/100000000000027B000000BD09CF1F962389061C.png" xlink:type="simple" xlink:show="embed" xlink:actuate="onLoad" draw:mime-type="image/png"/></draw:frame><text:span text:style-name="T26">git status</text:span> para ver o que temos</text:p>
      <text:p text:style-name="P176"/>
      <text:p text:style-name="P176"/>
      <text:p text:style-name="P176"><draw:custom-shape text:anchor-type="paragraph" draw:z-index="93" draw:name="Forma 51" draw:style-name="gr1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7"><draw:custom-shape text:anchor-type="paragraph" draw:z-index="94" draw:name="Forma 52" draw:style-name="gr1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77"/>
      <text:p text:style-name="P177"/>
      <text:p text:style-name="P177"/>
      <text:p text:style-name="P162">Também indica um novo arquivo e seu nome.</text:p>
      <text:p text:style-name="P162"/>
      <text:p text:style-name="P163"/>
      <text:p text:style-name="P163">Para confirmar a adicção deste novo arquivo a conexão do git, precisamos usar o git commit.</text:p>
      <text:p text:style-name="P164">O comando é <text:span text:style-name="T26">git commit -m</text:span> +<text:span text:style-name="T26"> texto</text:span>.</text:p>
      <text:p text:style-name="P39"><draw:custom-shape text:anchor-type="paragraph" draw:z-index="96" draw:name="Forma 53" draw:style-name="gr15" draw:text-style-name="P206" svg:width="8.358cm" svg:height="0.482cm" svg:x="-1.937cm" svg:y="0.464cm"><text:p/><draw:enhanced-geometry svg:viewBox="0 0 21600 21600" draw:type="rectangle" draw:enhanced-path="M 0 0 L 21600 0 21600 21600 0 21600 0 0 Z N"/></draw:custom-shape><draw:frame draw:style-name="fr2" draw:name="Figura43" text:anchor-type="char" svg:x="-1.937cm" svg:y="0cm" svg:width="15.79cm" svg:height="2.381cm" draw:z-index="95"><draw:image xlink:href="Pictures/10000000000002750000005ABAA8642013D07417.png" xlink:type="simple" xlink:show="embed" xlink:actuate="onLoad" draw:mime-type="image/png"/></draw:frame>Comando feito</text:p>
      <text:p text:style-name="P178"><draw:custom-shape text:anchor-type="paragraph" draw:z-index="97" draw:name="Forma 54" draw:style-name="gr14" svg:width="7.601cm" svg:height="0.265cm" svg:x="6.42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Forma 55" draw:style-name="gr13" svg:width="0.251cm" svg:height="1.251cm" svg:x="0.035cm" svg:y="0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Forma 56" draw:style-name="gr12" svg:width="0.251cm" svg:height="0.003cm" svg:x="-1.937cm" svg:y="0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ado como master, temos o <text:span text:style-name="T211">inicio do </text:span>SHA1 <text:span text:style-name="T211">que é→ c6f3270.</text:span> <text:span text:style-name="T211">E </text:span>logo após o <text:span text:style-name="T211">SHA1 temos o </text:span>nome de identificação deste commit.</text:p>
      <text:p text:style-name="P40">Aqui temos informação de 1 arquivo mudado, 0 inserção, e nada foi deletado deste arquivo.</text:p>
      <text:p text:style-name="P178"/>
      <text:p text:style-name="P160"><text:span text:style-name="T115">O texto</text:span><text:span text:style-name="T26"> “</text:span><text:span text:style-name="T71">1º commit” </text:span><text:span text:style-name="T212">é um texto que descreve o proposito desse commit. Estou dizendo que esse é o primeiro commit desse App/Projeto.</text:span></text:p>
      <text:p text:style-name="P165">Além disso ele vai ser o identificador desse commit, ou seja, quando pesquisar o histórico deste commit, saberei pelo nome e outros <text:span text:style-name="T238">metadados</text:span> do que se trata.</text:p>
      <text:p text:style-name="P16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<text:span text:style-name="T213">Arquivos t</text:span>racked (monitorado ou rastreado) ou <text:span text:style-name="T213">u</text:span>ntracked (não rastreado)</text:p>
      <text:p text:style-name="P181">Untracked o git não tem ciência dele, Tracked o git tem ciência dele.</text:p>
      <text:p text:style-name="P182">Um <text:span text:style-name="T214">App/Projeto</text:span> pode ser monitorado/rastreado(tracked) ou não rastreado(untracked).</text:p>
      <text:p text:style-name="P183">Assim que usamos o <text:span text:style-name="T35">git add</text:span>, o App/Projeto sai do modo de Untracked e passa a ser Tracked.</text:p>
      <text:p text:style-name="P187"><text:span text:style-name="T215">Dentro de rastreado temos </text:span><text:span text:style-name="T216">os estado </text:span><text:span text:style-name="T215">Unmodified, Modified e staged (Não modificado, modificado e </text:span><text:span text:style-name="T217">encenado→</text:span><text:span text:style-name="T218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15">. </text:span></text:p>
      <text:p text:style-name="P49"><draw:frame draw:style-name="fr2" draw:name="Figura44" text:anchor-type="char" svg:x="-0.788cm" svg:y="0.166cm" svg:width="15.233cm" svg:height="10.497cm" draw:z-index="100"><draw:image xlink:href="Pictures/10000000000002F70000020BC80242A528CECD40.png" xlink:type="simple" xlink:show="embed" xlink:actuate="onLoad" draw:mime-type="image/png"/></draw:frame></text:p>
      <text:p text:style-name="P161"><text:s text:c="5"/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23">Untracked para Tracked<text:span text:style-name="T226">(monitorado ou rastreado).</text:span></text:p>
      <text:p text:style-name="P166">Usando o <text:span text:style-name="T26">git init </text:span>iniciamos a conexão com o git. Quando colocamos o arquivo <text:span text:style-name="T39">aprendendogit.</text:span><text:span text:style-name="T40">odt</text:span><text:span text:style-name="T220"> que estava dentro de uma pasta na </text:span><text:span text:style-name="T72">área de trabalho</text:span><text:span text:style-name="T220">, dentro da pasta </text:span><text:span text:style-name="T72">estudogit</text:span><text:span text:style-name="T220"> que está no </text:span><text:span text:style-name="T72">repositório workspace</text:span><text:span text:style-name="T116">, </text:span><text:span text:style-name="T117">estamos em estado Untracked(não rastreado). Assim que foi usado o </text:span><text:span text:style-name="T74">git add</text:span><text:span text:style-name="T117"> </text:span><text:span text:style-name="T118">o arquivo </text:span><text:span text:style-name="T39">aprendendogit.</text:span><text:span text:style-name="T40">odt </text:span><text:span text:style-name="T118">foi movido para</text:span><text:span text:style-name="T40"> Staged</text:span><text:span text:style-name="T118">, ou seja, a área que ele espera entrar no palco, </text:span><text:span text:style-name="T121">ou seja, o arquivo fica esperando acontecer alguma coisa</text:span><text:span text:style-name="T118">.</text:span></text:p>
      <text:p text:style-name="P166"><draw:frame draw:style-name="fr2" draw:name="Figura45" text:anchor-type="char" svg:x="-0.54cm" svg:y="0cm" svg:width="13.672cm" svg:height="9.479cm" draw:z-index="101"><draw:image xlink:href="Pictures/10000000000003390000023C5832BA842ED0F308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 text:c="2"/></text:p>
      <text:p text:style-name="P161"/>
      <text:p text:style-name="P161"/>
      <text:p text:style-name="P161"/>
      <text:p text:style-name="P161"/>
      <text:p text:style-name="P161"><text:s text:c="2"/></text:p>
      <text:p text:style-name="P161"/>
      <text:p text:style-name="P161"/>
      <text:p text:style-name="P161"/>
      <text:p text:style-name="P64"/>
      <text:p text:style-name="P184"><text:soft-page-break/><text:span text:style-name="T44">Tracked Unmodified para Mod</text:span><text:span text:style-name="T47">i</text:span><text:span text:style-name="T44">fied</text:span></text:p>
      <text:p text:style-name="P185">De uma forma bem simples quando <text:span text:style-name="T227">se</text:span> inser<text:span text:style-name="T227">e novas linhas</text:span> n<text:span text:style-name="T227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61"><draw:frame draw:style-name="fr2" draw:name="Figura46" text:anchor-type="char" svg:x="-0.042cm" svg:y="0.127cm" svg:width="15.06cm" svg:height="9.564cm" draw:z-index="102"><draw:image xlink:href="Pictures/10000000000003390000020C130431725C80EA5B.png" xlink:type="simple" xlink:show="embed" xlink:actuate="onLoad" draw:mime-type="image/png"/></draw:frame></text:p>
      <text:p text:style-name="P167">Eu abri meu documento e inseri novas linhas escritas nele. Veja o resultado:</text:p>
      <text:p text:style-name="P161"/>
      <text:p text:style-name="P167"><draw:custom-shape text:anchor-type="paragraph" draw:z-index="104" draw:name="Forma 57" draw:style-name="gr11" draw:text-style-name="P206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103"><draw:image xlink:href="Pictures/100000000000024100000120E8A7BFBCB8E1FF7B.png" xlink:type="simple" xlink:show="embed" xlink:actuate="onLoad" draw:mime-type="image/png"/></draw:frame><text:s/></text:p>
      <text:p text:style-name="P167"/>
      <text:p text:style-name="P167"/>
      <text:p text:style-name="P167"><draw:custom-shape text:anchor-type="paragraph" draw:z-index="105" draw:name="Forma 58" draw:style-name="gr10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1"/>
      <text:p text:style-name="P161"/>
      <text:p text:style-name="P161"/>
      <text:p text:style-name="P161"/>
      <text:p text:style-name="P161"/>
      <text:p text:style-name="P161"/>
      <text:p text:style-name="P167"><draw:custom-shape text:anchor-type="paragraph" draw:z-index="106" draw:name="Forma 59" draw:style-name="gr9" draw:text-style-name="P207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1"/>
      <text:p text:style-name="P42"><draw:custom-shape text:anchor-type="paragraph" draw:z-index="107" draw:name="Forma 60" draw:style-name="gr8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name="Forma 62" draw:style-name="gr6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21">e </text:span><text:span text:style-name="T228">da</text:span><text:span text:style-name="T221"> dica para usar o </text:span><text:span text:style-name="T122">git add </text:span><text:span text:style-name="T221">para adicionar essas modificações.</text:span></text:p>
      <text:p text:style-name="P179"><draw:custom-shape text:anchor-type="paragraph" draw:z-index="108" draw:name="Forma 61" draw:style-name="gr7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5">Em vermelho indica que não foi adicionado.</text:span></text:p>
      <text:p text:style-name="P161"/>
      <text:p text:style-name="P161"/>
      <text:p text:style-name="P168"/>
      <text:p text:style-name="P168"/>
      <text:p text:style-name="P168"/>
      <text:p text:style-name="P168"/>
      <text:p text:style-name="P168"/>
      <text:p text:style-name="P168"><text:soft-page-break/>Usei o <text:span text:style-name="T26">git add *</text:span> e pedi um <text:span text:style-name="T26">status </text:span><text:s text:c="24"/></text:p>
      <text:p text:style-name="P168"><draw:frame draw:style-name="fr2" draw:name="Figura49" text:anchor-type="char" svg:x="-1.669cm" svg:y="0.176cm" svg:width="13.547cm" svg:height="2.752cm" draw:z-index="111"><draw:image xlink:href="Pictures/10000000000002000000006860A9A447F0E7E6A0.png" xlink:type="simple" xlink:show="embed" xlink:actuate="onLoad" draw:mime-type="image/png"/></draw:frame><text:s/></text:p>
      <text:p text:style-name="P180"/>
      <text:p text:style-name="P180"/>
      <text:p text:style-name="P43"/>
      <text:p text:style-name="P43"/>
      <text:p text:style-name="P43"/>
      <text:p text:style-name="P43"/>
      <text:p text:style-name="P43"><draw:custom-shape text:anchor-type="paragraph" draw:z-index="112" draw:name="Forma 63" draw:style-name="gr5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3"/>
      <text:p text:style-name="P168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19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43"/>
      <text:p text:style-name="P169"><text:span text:style-name="T120">Outra coisa é que quando</text:span><text:span text:style-name="T55"> o git add </text:span><text:span text:style-name="T120">entra em ação o arquivo passa para</text:span><text:span text:style-name="T55"> Staged </text:span><text:span text:style-name="T119">esperando outra ação.</text:span></text:p>
      <text:p text:style-name="P43"><draw:frame draw:style-name="fr2" draw:name="Figura50" text:anchor-type="char" svg:x="-1.212cm" svg:y="0.189cm" svg:width="14.222cm" svg:height="9.629cm" draw:z-index="113"><draw:image xlink:href="Pictures/10000000000003220000021F1F93A8D118CA9E12.png" xlink:type="simple" xlink:show="embed" xlink:actuate="onLoad" draw:mime-type="image/png"/></draw:frame></text:p>
      <text:p text:style-name="P43"/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68"><text:span text:style-name="T222">Após adicionar as novas linhas e usar o </text:span><text:span text:style-name="T73">git add</text:span><text:span text:style-name="T222">,</text:span> commit<text:span text:style-name="T222">ei</text:span> <text:span text:style-name="T222">tudo e o resultado foi: <text:s/></text:span></text:p>
      <text:p text:style-name="P171"><draw:frame draw:style-name="fr2" draw:name="Figura48" text:anchor-type="char" svg:x="-0.882cm" svg:y="0.085cm" svg:width="13.252cm" svg:height="1.838cm" draw:z-index="110"><draw:image xlink:href="Pictures/10000000000002AC0000004A3DFE33CF1F359690.png" xlink:type="simple" xlink:show="embed" xlink:actuate="onLoad" draw:mime-type="image/png"/></draw:frame><text:s text:c="10"/></text:p>
      <text:p text:style-name="P41"><draw:custom-shape text:anchor-type="paragraph" draw:z-index="115" draw:name="Forma 64" draw:style-name="gr4" draw:text-style-name="P206" svg:width="1.147cm" svg:height="0.465cm" svg:x="0.265cm" svg:y="0.035cm"><text:p/><draw:enhanced-geometry svg:viewBox="0 0 21600 21600" draw:type="rectangle" draw:enhanced-path="M 0 0 L 21600 0 21600 21600 0 21600 0 0 Z N"/></draw:custom-shape><text:span text:style-name="T222">temos uma novo SHA1, </text:span><text:span text:style-name="T223">o nome do commit </text:span><text:span text:style-name="T222">para </text:span><text:span text:style-name="T223">rastreio do </text:span><text:span text:style-name="T222">arquivo.</text:span></text:p>
      <text:p text:style-name="P161"><text:s/></text:p>
      <text:p text:style-name="P161"/>
      <text:p text:style-name="P172">Observação: o <text:span text:style-name="T26">git add</text:span> + o<text:span text:style-name="T26"> *</text:span> pega tudo que foi modificado e adiciona para staged.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8"/>
      <text:p text:style-name="P170"/>
      <text:p text:style-name="P170"/>
      <text:p text:style-name="P170"/>
      <text:p text:style-name="P170"/>
      <text:p text:style-name="P170"><text:soft-page-break/>O <text:span text:style-name="T26">Staged</text:span> é o momento que é esperado alguma alteração no arquivo ou a confirmação <text:span text:style-name="T26">(commit)</text:span> que está pronto. </text:p>
      <text:p text:style-name="P169"><draw:frame draw:style-name="fr2" draw:name="Figura52" text:anchor-type="char" svg:x="-0.706cm" svg:y="0.189cm" svg:width="15.083cm" svg:height="9.936cm" draw:z-index="116"><draw:image xlink:href="Pictures/10000000000003200000020F8AD2D0DC548F0F6D.png" xlink:type="simple" xlink:show="embed" xlink:actuate="onLoad" draw:mime-type="image/png"/></draw:frame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0"><draw:custom-shape text:anchor-type="paragraph" draw:z-index="118" draw:name="Forma 65" draw:style-name="gr3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9" draw:name="Forma 66" draw:style-name="gr2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. <text:span text:style-name="T230">O commit é um objeto especial carregando informações, </text:span>e fica esperando o comando para ser depositado no repositório do git na nuvem <text:span text:style-name="T229">ou outras modificações</text:span>.</text:p>
      <text:p text:style-name="P169"><draw:custom-shape text:anchor-type="paragraph" draw:z-index="120" draw:name="Forma 67" draw:style-name="gr1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17"><draw:image xlink:href="Pictures/10000000000002CB00000147C747F3DD39EE2E5E.png" xlink:type="simple" xlink:show="embed" xlink:actuate="onLoad" draw:mime-type="image/png"/></draw:frame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24">e por isso ele esta adicionado porém é Unmodified(não modificado)</text:span>. Porém por algum motivo removi o arquiv<text:span text:style-name="T225">o. </text:span><text:span text:style-name="T224">Nessa situação o estado volta para Untracked, ou seja , estado de não rastreado.</text:span></text:p>
      <text:p text:style-name="P65"><draw:frame draw:style-name="fr2" draw:name="Figura51" text:anchor-type="char" svg:x="-0.794cm" svg:y="0.249cm" svg:width="17cm" svg:height="11.051cm" draw:z-index="114"><draw:image xlink:href="Pictures/10000000000003370000021753D6FB22C722EB1C.png" xlink:type="simple" xlink:show="embed" xlink:actuate="onLoad" draw:mime-type="image/png"/></draw:frame></text:p>
      <text:p text:style-name="P188"><text:span text:style-name="T26">Resumo:</text:span> o que acontece aqui é um ciclo:</text:p>
      <text:p text:style-name="P188">- <text:span text:style-name="T231">crio o arquivo ou clono do repositório do git</text:span></text:p>
      <text:p text:style-name="P196">-de untracked(não rastreado) quando uso o git add vira tracked(rastreado) e unmodified (não modificado)</text:p>
      <text:p text:style-name="P188">- <text:span text:style-name="T231">quando modifico inserindo alguma informação nova passa a ser tracked(rastreado) e modified(modificado) esperando um git add para ir para staged.</text:span></text:p>
      <text:p text:style-name="P188">- <text:span text:style-name="T231">em staged ele espera um commit ou alguma alteração </text:span><text:span text:style-name="T232">e começa tudo novamente.</text:span></text:p>
      <text:p text:style-name="P188"/>
      <text:p text:style-name="P188"/>
      <text:p text:style-name="P188"/>
      <text:p text:style-name="P188"/>
      <text:p text:style-name="P18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89"><text:span text:style-name="T26">Ambiente de desenvolvimento</text:span> representa tudo que esta na minha maquina.</text:p>
      <text:p text:style-name="P189"><text:span text:style-name="T26">Servidor Git </text:span>representa tudo o que está no Git na nuvem. É <text:span text:style-name="T233">o repositório remoto, remoto porque estando aqui na minha maquina, através de uma conexão, consigo acessar tudo que está la no git nuvem trazer para minha maquina, como empurrar o que está na minha maquina para ele.</text:span></text:p>
      <text:p text:style-name="P189">Quando clono um App/Projeto do <text:span text:style-name="T26">servido git </text:span>para <text:span text:style-name="T26">minha maquina</text:span>, o que tenho agora é uma cópia do <text:s/><draw:frame draw:style-name="fr2" draw:name="Figura54" text:anchor-type="char" svg:x="-0.312cm" svg:y="1.55cm" svg:width="17cm" svg:height="8.782cm" draw:z-index="121"><draw:image xlink:href="Pictures/1000000000000365000001C196C94407549840F0.png" xlink:type="simple" xlink:show="embed" xlink:actuate="onLoad" draw:mime-type="image/png"/></draw:frame>arquivo ou App/Projeto que está no <text:span text:style-name="T26">servidor git</text:span>. <text:span text:style-name="T233">Com isso tenho uma versão lá na nuvem e outra aqui na minha maquina. <text:s/></text:span></text:p>
      <text:p text:style-name="P189"/>
      <text:p text:style-name="P190">Quando abro este arquivo ou App/Projeto no ambiente de desenvolvimento e crio linhas nele, não é afetado <text:span text:style-name="T234">automaticamente</text:span> o arquivo ou App/Projeto <text:span text:style-name="T234">que está no </text:span>servido git. <text:span text:style-name="T234">Para afetar o repositorio git na nuvem preciso executar os comando para empurrar para ele tudo que fiz no arquivo ou App/Projeto.</text:span></text:p>
      <text:p text:style-name="P191"/>
      <text:p text:style-name="P9">Ambiente de desenvolvimento</text:p>
      <text:p text:style-name="P191">Este ambiente de desenvolvimento é formado por: </text:p>
      <text:p text:style-name="P191"><draw:frame draw:style-name="fr2" draw:name="Figura55" text:anchor-type="char" svg:x="-0.217cm" svg:y="0.007cm" svg:width="17cm" svg:height="4.001cm" draw:z-index="122"><draw:image xlink:href="Pictures/10000000000002AC000000A17CC85A50FA9A143E.png" xlink:type="simple" xlink:show="embed" xlink:actuate="onLoad" draw:mime-type="image/png"/></draw:frame></text:p>
      <text:p text:style-name="P191"><text:span text:style-name="T26">-working directory </text:span>é o repositório de trabalho, onde foi guardado o arquivo aprendendogit.odt</text:p>
      <text:p text:style-name="P191"/>
      <text:p text:style-name="P204">- <text:span text:style-name="T26">staging area</text:span> é aquela <text:span text:style-name="T244">area de </text:span><text:span text:style-name="T80">staged</text:span><text:span text:style-name="T124">, ou seja, area onde o </text:span><text:span text:style-name="T82">arquivo ou App/P</text:span><text:span text:style-name="T125">ro</text:span><text:span text:style-name="T82">jeto </text:span><text:span text:style-name="T124">fica </text:span><text:span text:style-name="T82">quando damos um git add </text:span><text:span text:style-name="T124">e aguarda o commit ou outra ação</text:span>.</text:p>
      <text:p text:style-name="P191"/>
      <text:p text:style-name="P191">- <text:span text:style-name="T79">local repository</text:span><text:span text:style-name="T235"> é quando damos o commit. Neste estado está tudo envelopado esperando ser empurrado para o repositorio remoto.</text:span></text:p>
      <text:p text:style-name="P192"/>
      <text:p text:style-name="P192"><text:soft-page-break/>Antes de dar o commit estamos transitando entre <text:s/><text:span text:style-name="T234">working directory </text:span>e <text:s/><text:span text:style-name="T234">staging area.</text:span></text:p>
      <text:p text:style-name="P192">Coloquei ou clonei o arquivo ou App/Projeto para <text:s/><text:span text:style-name="T234">working directory </text:span>ele é Untracked(não rastreado). </text:p>
      <text:p text:style-name="P192">Quando dou um git add ele passa a ser tracked e unmodified e vai para staged. </text:p>
      <text:p text:style-name="P192">Se altero ou crio uma nova linha o arquivo ou App/Projeto passa a ser tracked e modified, porém não adicionado. <text:s/></text:p>
      <text:p text:style-name="P192"><draw:frame draw:style-name="fr2" draw:name="Figura56" text:anchor-type="char" svg:x="-0.579cm" svg:y="0.919cm" svg:width="17cm" svg:height="12.718cm" draw:z-index="123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4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93"><text:span text:style-name="T236">Com isso populamos o repositorio local. Se o arquivo ou App/Projeto não estiver commitado, não será possível empurrar </text:span><text:span text:style-name="T237">o repositório local para</text:span><text:span text:style-name="T236"> o repositório do git na nuvem, </text:span><text:span text:style-name="T237">ou seja, o repositório </text:span><text:span text:style-name="T236">.</text:span></text:p>
      <text:p text:style-name="P192"><draw:frame draw:style-name="fr1" draw:name="Figura57" text:anchor-type="char" svg:width="16.96cm" svg:height="13.467cm" draw:z-index="124"><draw:image xlink:href="Pictures/1000000000000281000001FD556F6705176CF373.png" xlink:type="simple" xlink:show="embed" xlink:actuate="onLoad" draw:mime-type="image/png"/></draw:frame><text:s/></text:p>
      <text:p text:style-name="P19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Comandos de git add</text:p>
      <text:p text:style-name="Standard"><text:s/></text:p>
      <text:p text:style-name="Standard"><text:span text:style-name="T78">Observação: </text:span><text:span text:style-name="T123">Os comandos são usados no repositório local, </text:span><text:span text:style-name="T124">e todos eles passam o arquivo ou App/Projeto para Staging Area</text:span><text:span text:style-name="T123">.</text:span></text:p>
      <text:p text:style-name="Standard"><text:span text:style-name="T123"/></text:p>
      <text:p text:style-name="P66">- <text:span text:style-name="T239">git add +nome_arquivo:</text:span></text:p>
      <text:p text:style-name="P198">Adiciona as linhas criada ao arquivo ou App/Projeto que tem seu nome na frente do <text:span text:style-name="T241">comando</text:span>.</text:p>
      <text:p text:style-name="P198"/>
      <text:p text:style-name="P67"><text:s/>-git add + -A:</text:p>
      <text:p text:style-name="P199"><text:span text:style-name="T240">Adiciona</text:span><text:span text:style-name="T22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200"/>
      <text:p text:style-name="P67">- git add + .<text:span text:style-name="T240">(espaço ponto)</text:span></text:p>
      <text:p text:style-name="P75"><text:span text:style-name="T242">É usado para adicionar arquivos novos e modificados mas não os deletados </text:span><text:span text:style-name="T243">ao Arquivo ou App/Projeto que deseja.</text:span></text:p>
      <text:p text:style-name="P201"/>
      <text:p text:style-name="P197"><text:span text:style-name="T76">- </text:span><text:span text:style-name="T77">git add *</text:span></text:p>
      <text:p text:style-name="P202">É usado para adicionar arquivos novos e modificados do diretório atual (Muito semelhante ao comando anterio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5T11:54:41.948004438</dc:date>
    <meta:editing-duration>P13DT10H37M29S</meta:editing-duration>
    <meta:editing-cycles>115</meta:editing-cycles>
    <meta:generator>LibreOffice/7.3.7.2$Linux_X86_64 LibreOffice_project/30$Build-2</meta:generator>
    <meta:document-statistic meta:table-count="0" meta:image-count="57" meta:object-count="0" meta:page-count="26" meta:paragraph-count="283" meta:word-count="4457" meta:character-count="25874" meta:non-whitespace-character-count="21456"/>
  </office:meta>
</office:document-meta>
</file>